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ns0="urn:oasis:names:tc:opendocument:xmlns:text:1.0" xmlns:chart="urn:oasis:names:tc:opendocument:xmlns:chart:1.0" xmlns:dc="http://purl.org/dc/elements/1.1/" xmlns:dom="http://www.w3.org/2001/xml-events"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ooo="http://openoffice.org/2004/office" xmlns:oooc="http://openoffice.org/2004/calc" xmlns:ooow="http://openoffice.org/2004/writer" xmlns:script="urn:oasis:names:tc:opendocument:xmlns:script:1.0" xmlns:style="urn:oasis:names:tc:opendocument:xmlns:style:1.0" xmlns:svg="urn:oasis:names:tc:opendocument:xmlns:svg-compatible:1.0" xmlns:table="urn:oasis:names:tc:opendocument:xmlns:table:1.0" xmlns:text="urn:oasis:names:tc:opendocument:xmlns:text:1.0" xmlns:xforms="http://www.w3.org/2002/xforms" xmlns:xlink="http://www.w3.org/1999/xlink" xmlns:xsd="http://www.w3.org/2001/XMLSchema" xmlns:xsi="http://www.w3.org/2001/XMLSchema-instance">
  <office:scripts/>
  <office:font-face-decls/>
  <office:automatic-styles>
    <style:style style:name="rststyle-rststyle-table-1" style:family="table">
      <style:table-properties table:align="left" fo:margin-top="0in" fo:margin-bottom="0.10in" style:width="8.3333in"/>
    </style:style>
    <style:style style:name="rststyle-rststyle-table-1.A1" style:family="table-cell">
      <style:table-cell-properties fo:padding="0.049cm" fo:border-left="0.0007in solid #000000" fo:border-right="0.0007in solid #000000" fo:border-top="0.0007in solid #000000" fo:border-bottom="0.0007in solid #000000"/>
    </style:style>
    <style:style style:name="rststyle-rststyle-table-1.A" style:family="table-column">
      <style:table-column-properties style:column-width="2.0833in"/>
    </style:style>
    <style:style style:name="rststyle-rststyle-table-1.B" style:family="table-column">
      <style:table-column-properties style:column-width="2.0833in"/>
    </style:style>
    <style:style style:name="rststyle-rststyle-table-1.C" style:family="table-column">
      <style:table-column-properties style:column-width="4.1667in"/>
    </style:style>
    <style:style style:name="rststyle-rststyle-table-2" style:family="table">
      <style:table-properties table:align="left" fo:margin-top="0in" fo:margin-bottom="0.10in" style:width="8.3333in"/>
    </style:style>
    <style:style style:name="rststyle-rststyle-table-2.A1" style:family="table-cell">
      <style:table-cell-properties fo:padding="0.049cm" fo:border-left="0.0007in solid #000000" fo:border-right="0.0007in solid #000000" fo:border-top="0.0007in solid #000000" fo:border-bottom="0.0007in solid #000000"/>
    </style:style>
    <style:style style:name="rststyle-rststyle-table-2.A" style:family="table-column">
      <style:table-column-properties style:column-width="2.0833in"/>
    </style:style>
    <style:style style:name="rststyle-rststyle-table-2.B" style:family="table-column">
      <style:table-column-properties style:column-width="2.0833in"/>
    </style:style>
    <style:style style:name="rststyle-rststyle-table-2.C" style:family="table-column">
      <style:table-column-properties style:column-width="4.1667in"/>
    </style:style>
    <style:style style:name="rststyle-rststyle-table-3" style:family="table">
      <style:table-properties table:align="left" fo:margin-top="0in" fo:margin-bottom="0.10in" style:width="8.3333in"/>
    </style:style>
    <style:style style:name="rststyle-rststyle-table-3.A1" style:family="table-cell">
      <style:table-cell-properties fo:padding="0.049cm" fo:border-left="0.0007in solid #000000" fo:border-right="0.0007in solid #000000" fo:border-top="0.0007in solid #000000" fo:border-bottom="0.0007in solid #000000"/>
    </style:style>
    <style:style style:name="rststyle-rststyle-table-3.A" style:family="table-column">
      <style:table-column-properties style:column-width="2.0833in"/>
    </style:style>
    <style:style style:name="rststyle-rststyle-table-3.B" style:family="table-column">
      <style:table-column-properties style:column-width="2.0833in"/>
    </style:style>
    <style:style style:name="rststyle-rststyle-table-3.C" style:family="table-column">
      <style:table-column-properties style:column-width="4.1667in"/>
    </style:style>
    <style:style style:name="rststyle-rststyle-table-4" style:family="table">
      <style:table-properties table:align="left" fo:margin-top="0in" fo:margin-bottom="0.10in" style:width="8.3333in"/>
    </style:style>
    <style:style style:name="rststyle-rststyle-table-4.A1" style:family="table-cell">
      <style:table-cell-properties fo:padding="0.049cm" fo:border-left="0.0007in solid #000000" fo:border-right="0.0007in solid #000000" fo:border-top="0.0007in solid #000000" fo:border-bottom="0.0007in solid #000000"/>
    </style:style>
    <style:style style:name="rststyle-rststyle-table-4.A" style:family="table-column">
      <style:table-column-properties style:column-width="2.0833in"/>
    </style:style>
    <style:style style:name="rststyle-rststyle-table-4.B" style:family="table-column">
      <style:table-column-properties style:column-width="2.0833in"/>
    </style:style>
    <style:style style:name="rststyle-rststyle-table-4.C" style:family="table-column">
      <style:table-column-properties style:column-width="4.1667in"/>
    </style:style>
    <style:style style:name="rststyle-rststyle-table-5" style:family="table">
      <style:table-properties table:align="left" fo:margin-top="0in" fo:margin-bottom="0.10in" style:width="8.3333in"/>
    </style:style>
    <style:style style:name="rststyle-rststyle-table-5.A1" style:family="table-cell">
      <style:table-cell-properties fo:padding="0.049cm" fo:border-left="0.0007in solid #000000" fo:border-right="0.0007in solid #000000" fo:border-top="0.0007in solid #000000" fo:border-bottom="0.0007in solid #000000"/>
    </style:style>
    <style:style style:name="rststyle-rststyle-table-5.A" style:family="table-column">
      <style:table-column-properties style:column-width="2.0833in"/>
    </style:style>
    <style:style style:name="rststyle-rststyle-table-5.B" style:family="table-column">
      <style:table-column-properties style:column-width="2.0833in"/>
    </style:style>
    <style:style style:name="rststyle-rststyle-table-5.C" style:family="table-column">
      <style:table-column-properties style:column-width="4.1667in"/>
    </style:style>
    <style:style style:name="P1003" style:master-page-name="rststyle-pagedefault" style:family="paragraph" style:parent-style-name="rststyle-title"/>
  </office:automatic-styles>
  <office:body>
    <office:text>
      <text:p text:style-name="P1003">Bash dersi</text:p>
      <text:p text:style-name="rststyle-textbody">Bu yazıda bash betiği yazmayı hızlıca anlatacağım. Bu yazıda karıştırılmaması için girdilerin olduğu satırlar <text:span text:style-name="rststyle-emphasis">&lt;-</text:span> ile çıktıların olduğu satırlar <text:span text:style-name="rststyle-emphasis">-&gt;</text:span> ile işaretlenmiştir.</text:p>
      <text:section text:name="Section1" text:style-name="Sect1">
        <text:h text:outline-level="1" text:style-name="rststyle-heading1">Açıklama satırı ve dosya başlangıcı</text:h>
        <text:p text:style-name="rststyle-textbody">Açıklamalar <text:span text:style-name="rststyle-strong">#</text:span> ifadesiden başlayıp satır sonuna kadar devam eder. Dosyanın ilk satırına <text:span text:style-name="rststyle-strong">#!/bin/bash</text:span> eklememiz gerekmektedir. Bash betikleri genellikle <text:span text:style-name="rststyle-strong">.sh</text:span> uzantılı olur.
Bash betikleri girintilemeye duyarlı değildir. Bash betiği yazarken girintileme için 4 boşluk veya tek tab kullanmanızı öneririm.</text:p>
        <text:p text:style-name="rststyle-textbody">Bash betiklerinde alt satıra geçmek yerine <text:span text:style-name="rststyle-strong">;</text:span> kullanabiliriz. Bu sayede kaynak kod daha düzenli tutulabilir.</text:p>
        <ns0:p ns0:style-name="rststyle-codeblock">#!/bin/bash<ns0:line-break/>#Bu bir açıklama satırıdır.</ns0:p>
        <text:span text:style-name="rststyle-comment">
          <text:span text:style-name="rststyle-hashbang">#!/bin/bash
</text:span>
        </text:span>
        <text:span text:style-name="rststyle-comment">
          <text:span text:style-name="rststyle-single">#Bu bir açıklama satırıdır.</text:span>
        </text:span>
        <text:p text:style-name="rststyle-textbody">Bash betiklerini çalıştırmak için öncelikle çalıştırılabilir yapmalı ve sonrasında aşağıdaki gibi çalıştırılmalıdır.</text:p>
        <ns0:p ns0:style-name="rststyle-codeblock">chmod +x ders1.sh<ns0:line-break/>./ders1.sh</ns0:p>
        <text:p text:style-name="rststyle-textbody"><text:span text:style-name="rststyle-strong">:</text:span> komutu hiçbir iş yapmayan komuttur. Bu komutu açıklama niyetine kullanabilirsiniz. <text:span text:style-name="rststyle-strong">true</text:span> komutu ile aynı anlama gelmektedir.</text:p>
        <text:p text:style-name="rststyle-textbody">Çoklu açımlama satırı için aşağıdaki gibi bir ifade kullanabilirsiniz.</text:p>
        <ns0:p ns0:style-name="rststyle-codeblock">: "<ns0:line-break/>Bu bir açıklama satıdırıdır.<ns0:line-break/>Bu da diğer açıklama satırıdır.<ns0:line-break/>Bu da sonunca açıklama satırıdır.<ns0:line-break/>"</ns0:p>
        <text:span text:style-name="rststyle-literal">
          <text:span text:style-name="rststyle-string">
            <text:span text:style-name="rststyle-double">"
Bu bir açıklama satıdırıdır.
Bu da diğer açıklama satırıdır.
Bu da sonunca açıklama satırıdır.
"</text:span>
          </text:span>
        </text:span>
      </text:section>
      <text:section text:name="Section2" text:style-name="Sect1">
        <text:h text:outline-level="1" text:style-name="rststyle-heading1">Ekrana yazı yazalım</text:h>
        <text:p text:style-name="rststyle-textbody">Ekrana yazı yazmak için <text:span text:style-name="rststyle-strong">echo</text:span> ifadesi kulanılır.</text:p>
        <ns0:p ns0:style-name="rststyle-codeblock">echo Merhaba dünya<ns0:line-break/>-&gt; Merhaba dünya</ns0:p>
        <text:span text:style-name="rststyle-name">
          <text:span text:style-name="rststyle-builtin">echo</text:span>
        </text:span>
        <text:p text:style-name="rststyle-textbody">Ekrana özel karakterleri yazmak için <text:span text:style-name="rststyle-strong">-e</text:span> parametresi kullanmamız gerekmektedir.</text:p>
        <ns0:p ns0:style-name="rststyle-codeblock">echo -e "Merhaba\ndünya"<ns0:line-break/>-&gt; Merhaba<ns0:line-break/>-&gt; dünya</ns0:p>
        <text:span text:style-name="rststyle-name">
          <text:span text:style-name="rststyle-builtin">echo</text:span>
        </text:span>
        <text:span text:style-name="rststyle-literal">
          <text:span text:style-name="rststyle-string">
            <text:span text:style-name="rststyle-double">"Merhaba\ndünya"</text:span>
          </text:span>
        </text:span>
      </text:section>
      <text:section text:name="Section3" text:style-name="Sect1">
        <text:h text:outline-level="1" text:style-name="rststyle-heading1">Parametreler</text:h>
        <text:p text:style-name="rststyle-textbody">Bir bash betiği çalıştırılırken verilen parametreleri <text:span text:style-name="rststyle-strong">$</text:span> ifadesinden sonra gelen sayı ile kullanabiliriz.
<text:span text:style-name="rststyle-strong">$#</text:span> bize kaç tane parametre olduğunu verir.
<text:span text:style-name="rststyle-strong">$@</text:span> ifadesi ile de parametrelerin toplamını elde edebiliriz.</text:p>
        <ns0:p ns0:style-name="rststyle-codeblock">echo "$1 - $# - $@"<ns0:line-break/><ns0:line-break/>./ders1.sh merhaba dünya<ns0:line-break/>-&gt; merhaba - 2 - merhaba dünya</ns0:p>
        <text:span text:style-name="rststyle-name">
          <text:span text:style-name="rststyle-builtin">echo</text:span>
        </text:span>
        <text:span text:style-name="rststyle-literal">
          <text:span text:style-name="rststyle-string">
            <text:span text:style-name="rststyle-double">"</text:span>
          </text:span>
        </text:span>
        <text:span text:style-name="rststyle-name">
          <text:span text:style-name="rststyle-variable">$1</text:span>
        </text:span>
        <text:span text:style-name="rststyle-literal">
          <text:span text:style-name="rststyle-string">
            <text:span text:style-name="rststyle-double"> - </text:span>
          </text:span>
        </text:span>
        <text:span text:style-name="rststyle-name">
          <text:span text:style-name="rststyle-variable">$#</text:span>
        </text:span>
        <text:span text:style-name="rststyle-literal">
          <text:span text:style-name="rststyle-string">
            <text:span text:style-name="rststyle-double"> - </text:span>
          </text:span>
        </text:span>
        <text:span text:style-name="rststyle-name">
          <text:span text:style-name="rststyle-variable">$@</text:span>
        </text:span>
        <text:span text:style-name="rststyle-literal">
          <text:span text:style-name="rststyle-string">
            <text:span text:style-name="rststyle-double">"</text:span>
          </text:span>
        </text:span>
        <text:span text:style-name="rststyle-literal">
          <text:span text:style-name="rststyle-number">2</text:span>
        </text:span>
      </text:section>
      <text:section text:name="Section4" text:style-name="Sect1">
        <text:h text:outline-level="1" text:style-name="rststyle-heading1">Değişkenler ve Sabitler</text:h>
        <text:p text:style-name="rststyle-textbody">Değişkenler ve sabitler programımızın içerisinde kullanılan verilerdir. Değişkenler tanımlandıktan sonra değiştirilebilirken sabitler tanımlandıktan sonra değiştirilemez.</text:p>
        <text:p text:style-name="rststyle-textbody">Değişkenler sayı ile başlayamaz, Türkçe karakter içeremez ve <text:span text:style-name="rststyle-quotation">/*[[($</text:span> gibi özel karakterleri içeremez.</text:p>
        <text:p text:style-name="rststyle-textbody">Normal Değişkenler aşağıdaki gibi tanımlanır.</text:p>
        <ns0:p ns0:style-name="rststyle-codeblock">sayı=23<ns0:line-break/>yazi="merhaba"</ns0:p>
        <text:span text:style-name="rststyle-name">
          <text:span text:style-name="rststyle-variable">sayı</text:span>
        </text:span>
        <text:span text:style-name="rststyle-operator">=</text:span>
        <text:span text:style-name="rststyle-literal">
          <text:span text:style-name="rststyle-number">23</text:span>
        </text:span>
        <text:span text:style-name="rststyle-name">
          <text:span text:style-name="rststyle-variable">yazi</text:span>
        </text:span>
        <text:span text:style-name="rststyle-operator">=</text:span>
        <text:span text:style-name="rststyle-literal">
          <text:span text:style-name="rststyle-string">
            <text:span text:style-name="rststyle-double">"merhaba"</text:span>
          </text:span>
        </text:span>
        <text:p text:style-name="rststyle-textbody"><text:span text:style-name="rststyle-strong">+=</text:span> ifadesi var olan değişkene ekleme yapmak için kullanılır. Değişkenin türünü belirlemeden tanımlamışsak yazı olarak ele alır.</text:p>
        <ns0:p ns0:style-name="rststyle-codeblock">typeset -i a # Değişkeni sayı olarak belirttik.<ns0:line-break/>a=1 ; b=1<ns0:line-break/>a+=1 ; b+=1<ns0:line-break/>echo "$a $b"<ns0:line-break/>-&gt; 2 11</ns0:p>
        <text:span text:style-name="rststyle-name">
          <text:span text:style-name="rststyle-builtin">typeset</text:span>
        </text:span>
        <text:span text:style-name="rststyle-comment">
          <text:span text:style-name="rststyle-single"># Değişkeni sayı olarak belirttik.
</text:span>
        </text:span>
        <text:span text:style-name="rststyle-name">
          <text:span text:style-name="rststyle-variable">a</text:span>
        </text:span>
        <text:span text:style-name="rststyle-operator">=</text:span>
        <text:span text:style-name="rststyle-literal">
          <text:span text:style-name="rststyle-number">1</text:span>
        </text:span>
        <text:span text:style-name="rststyle-punctuation">;</text:span>
        <text:span text:style-name="rststyle-name">
          <text:span text:style-name="rststyle-variable">b</text:span>
        </text:span>
        <text:span text:style-name="rststyle-operator">=</text:span>
        <text:span text:style-name="rststyle-literal">
          <text:span text:style-name="rststyle-number">1</text:span>
        </text:span>
        <text:span text:style-name="rststyle-name">
          <text:span text:style-name="rststyle-variable">a</text:span>
        </text:span>
        <text:span text:style-name="rststyle-operator">+=</text:span>
        <text:span text:style-name="rststyle-literal">
          <text:span text:style-name="rststyle-number">1</text:span>
        </text:span>
        <text:span text:style-name="rststyle-punctuation">;</text:span>
        <text:span text:style-name="rststyle-name">
          <text:span text:style-name="rststyle-variable">b</text:span>
        </text:span>
        <text:span text:style-name="rststyle-operator">+=</text:span>
        <text:span text:style-name="rststyle-literal">
          <text:span text:style-name="rststyle-number">1</text:span>
        </text:span>
        <text:span text:style-name="rststyle-name">
          <text:span text:style-name="rststyle-builtin">echo</text:span>
        </text:span>
        <text:span text:style-name="rststyle-literal">
          <text:span text:style-name="rststyle-string">
            <text:span text:style-name="rststyle-double">"</text:span>
          </text:span>
        </text:span>
        <text:span text:style-name="rststyle-name">
          <text:span text:style-name="rststyle-variable">$a</text:span>
        </text:span>
        <text:span text:style-name="rststyle-literal">
          <text:span text:style-name="rststyle-string">
            <text:span text:style-name="rststyle-double"> </text:span>
          </text:span>
        </text:span>
        <text:span text:style-name="rststyle-name">
          <text:span text:style-name="rststyle-variable">$b</text:span>
        </text:span>
        <text:span text:style-name="rststyle-literal">
          <text:span text:style-name="rststyle-string">
            <text:span text:style-name="rststyle-double">"</text:span>
          </text:span>
        </text:span>
        <text:span text:style-name="rststyle-literal">
          <text:span text:style-name="rststyle-number">2</text:span>
        </text:span>
        <text:span text:style-name="rststyle-literal">
          <text:span text:style-name="rststyle-number">11</text:span>
        </text:span>
        <text:p text:style-name="rststyle-textbody">Çevresel değişkenler tüm alt programlarda da geçerlidir. Çevresel değişken tanımlamak için başına <text:span text:style-name="rststyle-strong">export</text:span> ifadesi yerleştirilir.</text:p>
        <ns0:p ns0:style-name="rststyle-codeblock">export sayi=23<ns0:line-break/>export yazi="merhaba"</ns0:p>
        <text:span text:style-name="rststyle-name">
          <text:span text:style-name="rststyle-builtin">export</text:span>
        </text:span>
        <text:span text:style-name="rststyle-name">
          <text:span text:style-name="rststyle-variable">sayi</text:span>
        </text:span>
        <text:span text:style-name="rststyle-operator">=</text:span>
        <text:span text:style-name="rststyle-literal">
          <text:span text:style-name="rststyle-number">23</text:span>
        </text:span>
        <text:span text:style-name="rststyle-name">
          <text:span text:style-name="rststyle-builtin">export</text:span>
        </text:span>
        <text:span text:style-name="rststyle-name">
          <text:span text:style-name="rststyle-variable">yazi</text:span>
        </text:span>
        <text:span text:style-name="rststyle-operator">=</text:span>
        <text:span text:style-name="rststyle-literal">
          <text:span text:style-name="rststyle-string">
            <text:span text:style-name="rststyle-double">"merhaba"</text:span>
          </text:span>
        </text:span>
        <text:p text:style-name="rststyle-textbody">Sabitler daha sonradan değeri değiştirilemeyen verilerdir. Sabit tanımlamak için başına <text:span text:style-name="rststyle-strong">decrale -r</text:span> ifadesi yerleştirilir.</text:p>
        <ns0:p ns0:style-name="rststyle-codeblock">declare -r yazi="merhaba"<ns0:line-break/>declade -r sayi=23</ns0:p>
        <text:span text:style-name="rststyle-name">
          <text:span text:style-name="rststyle-builtin">declare</text:span>
        </text:span>
        <text:span text:style-name="rststyle-name">
          <text:span text:style-name="rststyle-variable">yazi</text:span>
        </text:span>
        <text:span text:style-name="rststyle-operator">=</text:span>
        <text:span text:style-name="rststyle-literal">
          <text:span text:style-name="rststyle-string">
            <text:span text:style-name="rststyle-double">"merhaba"</text:span>
          </text:span>
        </text:span>
        <text:span text:style-name="rststyle-name">
          <text:span text:style-name="rststyle-variable">sayi</text:span>
        </text:span>
        <text:span text:style-name="rststyle-operator">=</text:span>
        <text:span text:style-name="rststyle-literal">
          <text:span text:style-name="rststyle-number">23</text:span>
        </text:span>
        <text:p text:style-name="rststyle-textbody">Değişkenler ve sabitler kullanılırken <text:span text:style-name="rststyle-strong">${}</text:span> işareti içine alınırlar veya başına <text:span text:style-name="rststyle-strong">$</text:span> işareti gelir. Bu doküman boyunca ilk kullanım biçimi üzerinden gideceğim.</text:p>
        <ns0:p ns0:style-name="rststyle-codeblock">deneme="abc123"<ns0:line-break/>echo ${deneme}<ns0:line-break/>-&gt; abc123</ns0:p>
        <text:span text:style-name="rststyle-name">
          <text:span text:style-name="rststyle-variable">deneme</text:span>
        </text:span>
        <text:span text:style-name="rststyle-operator">=</text:span>
        <text:span text:style-name="rststyle-literal">
          <text:span text:style-name="rststyle-string">
            <text:span text:style-name="rststyle-double">"abc123"</text:span>
          </text:span>
        </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deneme</text:span>
        </text:span>
        <text:span text:style-name="rststyle-literal">
          <text:span text:style-name="rststyle-string">
            <text:span text:style-name="rststyle-interpol">}</text:span>
          </text:span>
        </text:span>
        <text:p text:style-name="rststyle-textbody">Sayı ve yazı türünden değişkenler farklıdır. sayıyı yazıya çevirmek için <text:span text:style-name="rststyle-strong">"</text:span> işaretleri arasına alabiliriz. Birden fazla yazıyı toplamak için yan yana yazmamız yeterlidir.</text:p>
        <ns0:p ns0:style-name="rststyle-codeblock">sayi=11<ns0:line-break/>yazi="karpuz"<ns0:line-break/>echo "${sayi}${karpuz} limon"<ns0:line-break/>-&gt; 11karpuz limon</ns0:p>
        <text:span text:style-name="rststyle-name">
          <text:span text:style-name="rststyle-variable">sayi</text:span>
        </text:span>
        <text:span text:style-name="rststyle-operator">=</text:span>
        <text:span text:style-name="rststyle-literal">
          <text:span text:style-name="rststyle-number">11</text:span>
        </text:span>
        <text:span text:style-name="rststyle-name">
          <text:span text:style-name="rststyle-variable">yazi</text:span>
        </text:span>
        <text:span text:style-name="rststyle-operator">=</text:span>
        <text:span text:style-name="rststyle-literal">
          <text:span text:style-name="rststyle-string">
            <text:span text:style-name="rststyle-double">"karpuz"</text:span>
          </text:span>
        </text:span>
        <text:span text:style-name="rststyle-name">
          <text:span text:style-name="rststyle-builtin">echo</text:span>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name">
          <text:span text:style-name="rststyle-variable">karpuz</text:span>
        </text:span>
        <text:span text:style-name="rststyle-literal">
          <text:span text:style-name="rststyle-string">
            <text:span text:style-name="rststyle-interpol">}</text:span>
          </text:span>
        </text:span>
        <text:span text:style-name="rststyle-literal">
          <text:span text:style-name="rststyle-string">
            <text:span text:style-name="rststyle-double"> limon"</text:span>
          </text:span>
        </text:span>
        <text:p text:style-name="rststyle-textbody">Sayı değişkenleri üzerinde matematiksel işlem yapmak için aşağıdaki ifade kullanılır. <text:span text:style-name="rststyle-quotation">(+-*/ işlemleri için geçerlidir.)</text:span></text:p>
        <ns0:p ns0:style-name="rststyle-codeblock">sayi=12<ns0:line-break/>sayi=$((${sayi}/2))<ns0:line-break/>echo ${sayi}<ns0:line-break/>-&gt; 6</ns0:p>
        <text:span text:style-name="rststyle-name">
          <text:span text:style-name="rststyle-variable">sayi</text:span>
        </text:span>
        <text:span text:style-name="rststyle-operator">=</text:span>
        <text:span text:style-name="rststyle-literal">
          <text:span text:style-name="rststyle-number">12</text:span>
        </text:span>
        <text:span text:style-name="rststyle-name">
          <text:span text:style-name="rststyle-variable">sayi</text:span>
        </text:span>
        <text:span text:style-name="rststyle-operator">=</text:span>
        <text:span text:style-name="rststyle-keyword">$((</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operator">/</text:span>
        <text:span text:style-name="rststyle-literal">
          <text:span text:style-name="rststyle-number">2</text:span>
        </text:span>
        <text:span text:style-name="rststyle-keyword">))</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literal">
          <text:span text:style-name="rststyle-number">6</text:span>
        </text:span>
        <text:p text:style-name="rststyle-textbody">Değişkenlere aşağıdaki tabloda belirttiğim gibi müdahale edilebilir. Karakter sayısı 0'dan başlar. Negatif değerler sondan saymaya başlar.</text:p>
        <text:p text:style-name="rststyle-table-title">Değişkene müdahale (var="Merhaba")</text:p>
        <table:table table:name="rststyle-rststyle-table-1" table:style-name="rststyle-rststyle-table-1">
          <text:span text:style-name="rststyle-strong">Değişkene müdahale (var="Merhaba")</text:span>
          <table:table-column table:style-name="rststyle-rststyle-table-1.A"/>
          <table:table-column table:style-name="rststyle-rststyle-table-1.B"/>
          <table:table-column table:style-name="rststyle-rststyle-table-1.C"/>
          <table:table-header-rows>
            <table:table-row>
              <table:table-cell table:style-name="rststyle-rststyle-table-1.A1" office:value-type="string">
                <text:p text:style-name="Table_20_Heading">İfade</text:p>
              </table:table-cell>
              <table:table-cell table:style-name="rststyle-rststyle-table-1.A1" office:value-type="string">
                <text:p text:style-name="Table_20_Heading">Anlamı</text:p>
              </table:table-cell>
              <table:table-cell table:style-name="rststyle-rststyle-table-1.A1" office:value-type="string">
                <text:p text:style-name="Table_20_Heading">Eşleniği</text:p>
              </table:table-cell>
            </table:table-row>
          </table:table-header-rows>
          <table:table-row>
            <table:table-cell table:style-name="rststyle-rststyle-table-1.A1" office:value-type="string">
              <text:p text:style-name="rststyle-textbody">${var%aba}</text:p>
            </table:table-cell>
            <table:table-cell table:style-name="rststyle-rststyle-table-1.A1" office:value-type="string">
              <text:p text:style-name="rststyle-textbody">sondaki ifadeyi sil</text:p>
            </table:table-cell>
            <table:table-cell table:style-name="rststyle-rststyle-table-1.A1" office:value-type="string">
              <text:p text:style-name="rststyle-textbody">Merh</text:p>
            </table:table-cell>
          </table:table-row>
          <table:table-row>
            <table:table-cell table:style-name="rststyle-rststyle-table-1.A1" office:value-type="string">
              <text:p text:style-name="rststyle-textbody">${var#Mer}</text:p>
            </table:table-cell>
            <table:table-cell table:style-name="rststyle-rststyle-table-1.A1" office:value-type="string">
              <text:p text:style-name="rststyle-textbody">baştaki ifadeyi sil</text:p>
            </table:table-cell>
            <table:table-cell table:style-name="rststyle-rststyle-table-1.A1" office:value-type="string">
              <text:p text:style-name="rststyle-textbody">haba</text:p>
            </table:table-cell>
          </table:table-row>
          <table:table-row>
            <table:table-cell table:style-name="rststyle-rststyle-table-1.A1" office:value-type="string">
              <text:p text:style-name="rststyle-textbody">${var:1:4}</text:p>
            </table:table-cell>
            <table:table-cell table:style-name="rststyle-rststyle-table-1.A1" office:value-type="string">
              <text:list text:style-name="rststyle-enumlist-arabic">
                <text:list-item>
                  <text:list text:style-name="rststyle-enumlist-arabic">
                    <text:list-item>
                      <text:p text:style-name="rststyle-enumitem">karakterler arası</text:p>
                    </text:list-item>
                  </text:list>
                </text:list-item>
              </text:list>
            </table:table-cell>
            <table:table-cell table:style-name="rststyle-rststyle-table-1.A1" office:value-type="string">
              <text:p text:style-name="rststyle-textbody">erha</text:p>
            </table:table-cell>
          </table:table-row>
          <table:table-row>
            <table:table-cell table:style-name="rststyle-rststyle-table-1.A1" office:value-type="string">
              <text:p text:style-name="rststyle-textbody">${var::4}</text:p>
            </table:table-cell>
            <table:table-cell table:style-name="rststyle-rststyle-table-1.A1" office:value-type="string">
              <text:list text:style-name="rststyle-enumlist-arabic">
                <text:list-item>
                  <text:p text:style-name="rststyle-enumitem">karaktere kadar</text:p>
                </text:list-item>
              </text:list>
            </table:table-cell>
            <table:table-cell table:style-name="rststyle-rststyle-table-1.A1" office:value-type="string">
              <text:p text:style-name="rststyle-textbody">Merha</text:p>
            </table:table-cell>
          </table:table-row>
          <table:table-row>
            <table:table-cell table:style-name="rststyle-rststyle-table-1.A1" office:value-type="string">
              <text:p text:style-name="rststyle-textbody">${var:4}</text:p>
            </table:table-cell>
            <table:table-cell table:style-name="rststyle-rststyle-table-1.A1" office:value-type="string">
              <text:list text:style-name="rststyle-enumlist-arabic">
                <text:list-item>
                  <text:p text:style-name="rststyle-enumitem">karakterden sonrası</text:p>
                </text:list-item>
              </text:list>
            </table:table-cell>
            <table:table-cell table:style-name="rststyle-rststyle-table-1.A1" office:value-type="string">
              <text:p text:style-name="rststyle-textbody">aba</text:p>
            </table:table-cell>
          </table:table-row>
          <table:table-row>
            <table:table-cell table:style-name="rststyle-rststyle-table-1.A1" office:value-type="string">
              <text:p text:style-name="rststyle-textbody">${var/erh/abc}</text:p>
            </table:table-cell>
            <table:table-cell table:style-name="rststyle-rststyle-table-1.A1" office:value-type="string">
              <text:p text:style-name="rststyle-textbody">erh yerine abc koy</text:p>
            </table:table-cell>
            <table:table-cell table:style-name="rststyle-rststyle-table-1.A1" office:value-type="string">
              <text:p text:style-name="rststyle-textbody">Mabcaba</text:p>
            </table:table-cell>
          </table:table-row>
        </table:table>
      </text:section>
      <text:section text:name="Section5" text:style-name="Sect1">
        <text:h text:outline-level="1" text:style-name="rststyle-heading1">Diziler</text:h>
        <text:p text:style-name="rststyle-textbody">Diziler birden çok eleman içeren değişkenlerdir. Bash betiklerinde diziler aşağıdaki gibi tanımların ve kullanılır.</text:p>
        <ns0:p ns0:style-name="rststyle-codeblock">dizi=(muz elma limon armut)<ns0:line-break/>echo ${dizi[1]}<ns0:line-break/>-&gt; elma<ns0:line-break/>echo ${#dizi[@]}<ns0:line-break/>-&gt; 4<ns0:line-break/>echo ${dizi[@]:2:4}<ns0:line-break/>-&gt; limon armut<ns0:line-break/>dizi+=(kiraz)<ns0:line-break/>echo ${dizi[-1]}<ns0:line-break/>-&gt; kiraz</ns0:p>
        <text:span text:style-name="rststyle-name">
          <text:span text:style-name="rststyle-variable">dizi</text:span>
        </text:span>
        <text:span text:style-name="rststyle-operator">=(</text:span>
        <text:span text:style-name="rststyle-operator">)</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1]</text:span>
        <text:span text:style-name="rststyle-literal">
          <text:span text:style-name="rststyle-string">
            <text:span text:style-name="rststyle-interpol">}</text:span>
          </text:span>
        </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text:span>
        <text:span text:style-name="rststyle-literal">
          <text:span text:style-name="rststyle-string">
            <text:span text:style-name="rststyle-interpol">}</text:span>
          </text:span>
        </text:span>
        <text:span text:style-name="rststyle-literal">
          <text:span text:style-name="rststyle-number">4</text:span>
        </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text:span>
        <text:span text:style-name="rststyle-name">
          <text:span text:style-name="rststyle-variable">2</text:span>
        </text:span>
        <text:span text:style-name="rststyle-punctuation">:</text:span>
        <text:span text:style-name="rststyle-name">
          <text:span text:style-name="rststyle-variable">4</text:span>
        </text:span>
        <text:span text:style-name="rststyle-literal">
          <text:span text:style-name="rststyle-string">
            <text:span text:style-name="rststyle-interpol">}</text:span>
          </text:span>
        </text:span>
        <text:span text:style-name="rststyle-name">
          <text:span text:style-name="rststyle-variable">dizi</text:span>
        </text:span>
        <text:span text:style-name="rststyle-operator">+=(</text:span>
        <text:span text:style-name="rststyle-operator">)</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1]</text:span>
        <text:span text:style-name="rststyle-literal">
          <text:span text:style-name="rststyle-string">
            <text:span text:style-name="rststyle-interpol">}</text:span>
          </text:span>
        </text:span>
      </text:section>
      <text:section text:name="Section6" text:style-name="Sect1">
        <text:h text:outline-level="1" text:style-name="rststyle-heading1">Klavyeden değer alma</text:h>
        <text:p text:style-name="rststyle-textbody">Klavyeden değer almak için <text:span text:style-name="rststyle-strong">read</text:span> komutu kullanılır. Alınan değer değişken olarak tanımlanır.</text:p>
        <ns0:p ns0:style-name="rststyle-codeblock">read deger<ns0:line-break/>&lt;- merhaba<ns0:line-break/>echo $deger<ns0:line-break/>-&gt; merhaba</ns0:p>
        <text:span text:style-name="rststyle-name">
          <text:span text:style-name="rststyle-builtin">read</text:span>
        </text:span>
        <text:span text:style-name="rststyle-name">
          <text:span text:style-name="rststyle-builtin">echo</text:span>
        </text:span>
        <text:span text:style-name="rststyle-name">
          <text:span text:style-name="rststyle-variable">$deger</text:span>
        </text:span>
      </text:section>
      <text:section text:name="Section7" text:style-name="Sect1">
        <text:h text:outline-level="1" text:style-name="rststyle-heading1">Koşullar</text:h>
        <text:p text:style-name="rststyle-textbody">Koşullar <text:span text:style-name="rststyle-strong">if</text:span> ile <text:span text:style-name="rststyle-strong">fi</text:span> ile biter.  Koşul ifadesi sonrası <text:span text:style-name="rststyle-strong">then</text:span> kullanılır. ilk koşul sağlanmıyorsa <text:span text:style-name="rststyle-strong">elif</text:span> ifadesi ile ikinci koşul sorgulanabilir. Eğer hiçbir koşul sağlanmıyorsa <text:span text:style-name="rststyle-strong">else</text:span> ifadesi içerisindeki eylem gerçekleştirilir.</text:p>
        <ns0:p ns0:style-name="rststyle-codeblock">if ifade ; then<ns0:line-break/><ns0:s ns0:c="4"/>eylem<ns0:line-break/>elif ifade ; then<ns0:line-break/><ns0:s ns0:c="4"/>eylem<ns0:line-break/>else<ns0:line-break/><ns0:s ns0:c="4"/>eylem<ns0:line-break/>fi</ns0:p>
        <text:span text:style-name="rststyle-keyword">if</text:span>
        <text:span text:style-name="rststyle-punctuation">;</text:span>
        <text:span text:style-name="rststyle-keyword">then</text:span>
        <text:span text:style-name="rststyle-keyword">elif</text:span>
        <text:span text:style-name="rststyle-punctuation">;</text:span>
        <text:span text:style-name="rststyle-keyword">then</text:span>
        <text:span text:style-name="rststyle-keyword">else</text:span>
        <text:span text:style-name="rststyle-keyword">fi</text:span>
        <text:p text:style-name="rststyle-textbody">Koşul ifadeleri kısmında çalıştırılan komut 0 döndürüyorsa doğru döndürmüyorsa yalnış olarak değerlendirilir. <text:span text:style-name="rststyle-strong">[[</text:span> veya <text:span text:style-name="rststyle-strong">[</text:span> ile büyük-küçük-eşit kıyaslaması, dosya veya dizin varlığı vb. gibi sorgulamalar yapılabilir. Bu yazıda <text:span text:style-name="rststyle-strong">[[</text:span> kullanılacaktır.</text:p>
        <ns0:p ns0:style-name="rststyle-codeblock">read veri<ns0:line-break/>if [[ ${veri} -lt 10 ]] ; then<ns0:line-break/><ns0:s ns0:c="4"/>echo "Veri 10'dan küçük"<ns0:line-break/>else<ns0:line-break/><ns0:s ns0:c="4"/>echo "Veri 10'dan büyük veya 10a eşit"<ns0:line-break/>fi<ns0:line-break/><ns0:line-break/>&lt;- 9<ns0:line-break/>-&gt; Veri 10'dan küçük<ns0:line-break/>&lt;- 15<ns0:line-break/>-&gt; Veri 10'dan büyük veya 10a eşit</ns0:p>
        <text:span text:style-name="rststyle-name">
          <text:span text:style-name="rststyle-builtin">read</text:span>
        </text:span>
        <text:span text:style-name="rststyle-keyword">if</text:span>
        <text:span text:style-name="rststyle-operator">[[</text:span>
        <text:span text:style-name="rststyle-literal">
          <text:span text:style-name="rststyle-string">
            <text:span text:style-name="rststyle-interpol">${</text:span>
          </text:span>
        </text:span>
        <text:span text:style-name="rststyle-name">
          <text:span text:style-name="rststyle-variable">veri</text:span>
        </text:span>
        <text:span text:style-name="rststyle-literal">
          <text:span text:style-name="rststyle-string">
            <text:span text:style-name="rststyle-interpol">}</text:span>
          </text:span>
        </text:span>
        <text:span text:style-name="rststyle-literal">
          <text:span text:style-name="rststyle-number">10</text:span>
        </text:span>
        <text:span text:style-name="rststyle-operator">]]</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Veri 10'dan küçük"</text:span>
          </text:span>
        </text:span>
        <text:span text:style-name="rststyle-keyword">else</text:span>
        <text:span text:style-name="rststyle-name">
          <text:span text:style-name="rststyle-builtin">echo</text:span>
        </text:span>
        <text:span text:style-name="rststyle-literal">
          <text:span text:style-name="rststyle-string">
            <text:span text:style-name="rststyle-double">"Veri 10'dan büyük veya 10a eşit"</text:span>
          </text:span>
        </text:span>
        <text:span text:style-name="rststyle-keyword">fi</text:span>
        <text:span text:style-name="rststyle-literal">
          <text:span text:style-name="rststyle-number">9</text:span>
        </text:span>
        <text:span text:style-name="rststyle-literal">
          <text:span text:style-name="rststyle-number">10</text:span>
        </text:span>
        <text:span text:style-name="rststyle-literal">
          <text:span text:style-name="rststyle-string">
            <text:span text:style-name="rststyle-single">'dan küçük
&lt;- 15
-&gt; Veri 10'</text:span>
          </text:span>
        </text:span>
        <text:p text:style-name="rststyle-textbody"><text:span text:style-name="rststyle-strong">[[</text:span> komutu ile ilgili başlıca ifadeleri ve kullanımlarını aşağıda tablo olarak ifade ettim.</text:p>
        <text:p text:style-name="rststyle-table-title">[[ ifadeleri ve kullanımları</text:p>
        <table:table table:name="rststyle-rststyle-table-2" table:style-name="rststyle-rststyle-table-2">
          <text:span text:style-name="rststyle-strong">[[ ifadeleri ve kullanımları</text:span>
          <table:table-column table:style-name="rststyle-rststyle-table-2.A"/>
          <table:table-column table:style-name="rststyle-rststyle-table-2.B"/>
          <table:table-column table:style-name="rststyle-rststyle-table-2.C"/>
          <table:table-header-rows>
            <table:table-row>
              <table:table-cell table:style-name="rststyle-rststyle-table-2.A1" office:value-type="string">
                <text:p text:style-name="Table_20_Heading">İfade</text:p>
              </table:table-cell>
              <table:table-cell table:style-name="rststyle-rststyle-table-2.A1" office:value-type="string">
                <text:p text:style-name="Table_20_Heading">Anlamı</text:p>
              </table:table-cell>
              <table:table-cell table:style-name="rststyle-rststyle-table-2.A1" office:value-type="string">
                <text:p text:style-name="Table_20_Heading">Kullanım şekli</text:p>
              </table:table-cell>
            </table:table-row>
          </table:table-header-rows>
          <table:table-row>
            <table:table-cell table:style-name="rststyle-rststyle-table-2.A1" office:value-type="string">
              <text:p text:style-name="rststyle-textbody">-lt</text:p>
            </table:table-cell>
            <table:table-cell table:style-name="rststyle-rststyle-table-2.A1" office:value-type="string">
              <text:p text:style-name="rststyle-textbody">küçüktür</text:p>
            </table:table-cell>
            <table:table-cell table:style-name="rststyle-rststyle-table-2.A1" office:value-type="string">
              <text:p text:style-name="rststyle-textbody">[[ ${a} -lt 5 ]]</text:p>
            </table:table-cell>
          </table:table-row>
          <table:table-row>
            <table:table-cell table:style-name="rststyle-rststyle-table-2.A1" office:value-type="string">
              <text:p text:style-name="rststyle-textbody">-gt</text:p>
            </table:table-cell>
            <table:table-cell table:style-name="rststyle-rststyle-table-2.A1" office:value-type="string">
              <text:p text:style-name="rststyle-textbody">büyüktür</text:p>
            </table:table-cell>
            <table:table-cell table:style-name="rststyle-rststyle-table-2.A1" office:value-type="string">
              <text:p text:style-name="rststyle-textbody">[[ ${a} -gt 5 ]]</text:p>
            </table:table-cell>
          </table:table-row>
          <table:table-row>
            <table:table-cell table:style-name="rststyle-rststyle-table-2.A1" office:value-type="string">
              <text:p text:style-name="rststyle-textbody">-eq</text:p>
            </table:table-cell>
            <table:table-cell table:style-name="rststyle-rststyle-table-2.A1" office:value-type="string">
              <text:p text:style-name="rststyle-textbody">eşittir</text:p>
            </table:table-cell>
            <table:table-cell table:style-name="rststyle-rststyle-table-2.A1" office:value-type="string">
              <text:p text:style-name="rststyle-textbody">[[ ${a} -eq 5 ]]</text:p>
            </table:table-cell>
          </table:table-row>
          <table:table-row>
            <table:table-cell table:style-name="rststyle-rststyle-table-2.A1" office:value-type="string">
              <text:p text:style-name="rststyle-textbody">-le</text:p>
            </table:table-cell>
            <table:table-cell table:style-name="rststyle-rststyle-table-2.A1" office:value-type="string">
              <text:p text:style-name="rststyle-textbody">küçük eşittir</text:p>
            </table:table-cell>
            <table:table-cell table:style-name="rststyle-rststyle-table-2.A1" office:value-type="string">
              <text:p text:style-name="rststyle-textbody">[[ ${a} -le 5 ]]</text:p>
            </table:table-cell>
          </table:table-row>
          <table:table-row>
            <table:table-cell table:style-name="rststyle-rststyle-table-2.A1" office:value-type="string">
              <text:p text:style-name="rststyle-textbody">-ge</text:p>
            </table:table-cell>
            <table:table-cell table:style-name="rststyle-rststyle-table-2.A1" office:value-type="string">
              <text:p text:style-name="rststyle-textbody">büyük eşittir</text:p>
            </table:table-cell>
            <table:table-cell table:style-name="rststyle-rststyle-table-2.A1" office:value-type="string">
              <text:p text:style-name="rststyle-textbody">[[ ${a} -ge 5 ]]</text:p>
            </table:table-cell>
          </table:table-row>
          <table:table-row>
            <table:table-cell table:style-name="rststyle-rststyle-table-2.A1" office:value-type="string">
              <text:p text:style-name="rststyle-textbody">-f</text:p>
            </table:table-cell>
            <table:table-cell table:style-name="rststyle-rststyle-table-2.A1" office:value-type="string">
              <text:p text:style-name="rststyle-textbody">dosyadır</text:p>
            </table:table-cell>
            <table:table-cell table:style-name="rststyle-rststyle-table-2.A1" office:value-type="string">
              <text:p text:style-name="rststyle-textbody">[[ -f /etc/os-release ]]</text:p>
            </table:table-cell>
          </table:table-row>
          <table:table-row>
            <table:table-cell table:style-name="rststyle-rststyle-table-2.A1" office:value-type="string">
              <text:p text:style-name="rststyle-textbody">-d</text:p>
            </table:table-cell>
            <table:table-cell table:style-name="rststyle-rststyle-table-2.A1" office:value-type="string">
              <text:p text:style-name="rststyle-textbody">dizindir</text:p>
            </table:table-cell>
            <table:table-cell table:style-name="rststyle-rststyle-table-2.A1" office:value-type="string">
              <text:p text:style-name="rststyle-textbody">[[ -d /etc ]]</text:p>
            </table:table-cell>
          </table:table-row>
          <table:table-row>
            <table:table-cell table:style-name="rststyle-rststyle-table-2.A1" office:value-type="string">
              <text:p text:style-name="rststyle-textbody">-e</text:p>
            </table:table-cell>
            <table:table-cell table:style-name="rststyle-rststyle-table-2.A1" office:value-type="string">
              <text:p text:style-name="rststyle-textbody">vardır (dosya veya dizindir)</text:p>
            </table:table-cell>
            <table:table-cell table:style-name="rststyle-rststyle-table-2.A1" office:value-type="string">
              <text:p text:style-name="rststyle-textbody">[[ -e /bin/bash ]]</text:p>
            </table:table-cell>
          </table:table-row>
          <table:table-row>
            <table:table-cell table:style-name="rststyle-rststyle-table-2.A1" office:value-type="string">
              <text:p text:style-name="rststyle-textbody">-L</text:p>
            </table:table-cell>
            <table:table-cell table:style-name="rststyle-rststyle-table-2.A1" office:value-type="string">
              <text:p text:style-name="rststyle-textbody">sembolik bağdır</text:p>
            </table:table-cell>
            <table:table-cell table:style-name="rststyle-rststyle-table-2.A1" office:value-type="string">
              <text:p text:style-name="rststyle-textbody">[[ -L /lib ]]</text:p>
            </table:table-cell>
          </table:table-row>
          <table:table-row>
            <table:table-cell table:style-name="rststyle-rststyle-table-2.A1" office:value-type="string">
              <text:p text:style-name="rststyle-textbody">-n</text:p>
            </table:table-cell>
            <table:table-cell table:style-name="rststyle-rststyle-table-2.A1" office:value-type="string">
              <text:p text:style-name="rststyle-textbody">uzunluğu 0 değildir</text:p>
            </table:table-cell>
            <table:table-cell table:style-name="rststyle-rststyle-table-2.A1" office:value-type="string">
              <text:p text:style-name="rststyle-textbody">[[ -n ${a} ]]</text:p>
            </table:table-cell>
          </table:table-row>
          <table:table-row>
            <table:table-cell table:style-name="rststyle-rststyle-table-2.A1" office:value-type="string">
              <text:p text:style-name="rststyle-textbody">-z</text:p>
            </table:table-cell>
            <table:table-cell table:style-name="rststyle-rststyle-table-2.A1" office:value-type="string">
              <text:p text:style-name="rststyle-textbody">uzunluğu 0dır</text:p>
            </table:table-cell>
            <table:table-cell table:style-name="rststyle-rststyle-table-2.A1" office:value-type="string">
              <text:p text:style-name="rststyle-textbody">[[ -z ${a} ]]</text:p>
            </table:table-cell>
          </table:table-row>
          <table:table-row>
            <table:table-cell table:style-name="rststyle-rststyle-table-2.A1" office:value-type="string">
              <text:p text:style-name="rststyle-textbody">!</text:p>
            </table:table-cell>
            <table:table-cell table:style-name="rststyle-rststyle-table-2.A1" office:value-type="string">
              <text:p text:style-name="rststyle-textbody">ifadenin tersini alır.</text:p>
            </table:table-cell>
            <table:table-cell table:style-name="rststyle-rststyle-table-2.A1" office:value-type="string">
              <text:p text:style-name="rststyle-textbody">[[ ! .... veya ! [[ ....</text:p>
            </table:table-cell>
          </table:table-row>
          <table:table-row>
            <table:table-cell table:style-name="rststyle-rststyle-table-2.A1" office:value-type="string">
              <text:p text:style-name="rststyle-textbody">&gt;</text:p>
            </table:table-cell>
            <table:table-cell table:style-name="rststyle-rststyle-table-2.A1" office:value-type="string">
              <text:p text:style-name="rststyle-textbody">alfabeti olarak büyüktür</text:p>
            </table:table-cell>
            <table:table-cell table:style-name="rststyle-rststyle-table-2.A1" office:value-type="string">
              <text:p text:style-name="rststyle-textbody">[[ "portakal" &gt; "elma" ]]</text:p>
            </table:table-cell>
          </table:table-row>
          <table:table-row>
            <table:table-cell table:style-name="rststyle-rststyle-table-2.A1" office:value-type="string">
              <text:p text:style-name="rststyle-textbody">&lt;</text:p>
            </table:table-cell>
            <table:table-cell table:style-name="rststyle-rststyle-table-2.A1" office:value-type="string">
              <text:p text:style-name="rststyle-textbody">alfabetik olarak küçüktür</text:p>
            </table:table-cell>
            <table:table-cell table:style-name="rststyle-rststyle-table-2.A1" office:value-type="string">
              <text:p text:style-name="rststyle-textbody">[[ "elma" &lt; "limon" ]]</text:p>
            </table:table-cell>
          </table:table-row>
          <table:table-row>
            <table:table-cell table:style-name="rststyle-rststyle-table-2.A1" office:value-type="string">
              <text:p text:style-name="rststyle-textbody">==</text:p>
            </table:table-cell>
            <table:table-cell table:style-name="rststyle-rststyle-table-2.A1" office:value-type="string">
              <text:p text:style-name="rststyle-textbody">alfabetik eşittir</text:p>
            </table:table-cell>
            <table:table-cell table:style-name="rststyle-rststyle-table-2.A1" office:value-type="string">
              <text:p text:style-name="rststyle-textbody">[[ "nane" == "nane" ]]</text:p>
            </table:table-cell>
          </table:table-row>
          <table:table-row>
            <table:table-cell table:style-name="rststyle-rststyle-table-2.A1" office:value-type="string">
              <text:p text:style-name="rststyle-textbody">!=</text:p>
            </table:table-cell>
            <table:table-cell table:style-name="rststyle-rststyle-table-2.A1" office:value-type="string">
              <text:p text:style-name="rststyle-textbody">alfabetik eşit değildir</text:p>
            </table:table-cell>
            <table:table-cell table:style-name="rststyle-rststyle-table-2.A1" office:value-type="string">
              <text:p text:style-name="rststyle-textbody">[[ "name" != "limon" ]]</text:p>
            </table:table-cell>
          </table:table-row>
          <table:table-row>
            <table:table-cell table:style-name="rststyle-rststyle-table-2.A1" office:value-type="string">
              <text:p text:style-name="rststyle-textbody">||</text:p>
            </table:table-cell>
            <table:table-cell table:style-name="rststyle-rststyle-table-2.A1" office:value-type="string">
              <text:p text:style-name="rststyle-textbody">mantıksal veya bağlacı</text:p>
            </table:table-cell>
            <table:table-cell table:style-name="rststyle-rststyle-table-2.A1" office:value-type="string">
              <text:p text:style-name="rststyle-textbody">[[ .... || .... ]] veya [[ .... ]] || [[ .... ]]</text:p>
            </table:table-cell>
          </table:table-row>
          <table:table-row>
            <table:table-cell table:style-name="rststyle-rststyle-table-2.A1" office:value-type="string">
              <text:p text:style-name="rststyle-textbody">&amp;&amp;</text:p>
            </table:table-cell>
            <table:table-cell table:style-name="rststyle-rststyle-table-2.A1" office:value-type="string">
              <text:p text:style-name="rststyle-textbody">mantıksal ve bağlacı</text:p>
            </table:table-cell>
            <table:table-cell table:style-name="rststyle-rststyle-table-2.A1" office:value-type="string">
              <text:p text:style-name="rststyle-textbody">[[ .... &amp;&amp; .... ]] veya [[ .... ]] &amp;&amp; [[ .... ]]</text:p>
            </table:table-cell>
          </table:table-row>
        </table:table>
        <text:p text:style-name="rststyle-textbody"><text:span text:style-name="rststyle-strong">true</text:span> komutu her zaman doğru <text:span text:style-name="rststyle-strong">false</text:span> komutu ile her zaman yanlış çıkış verir.</text:p>
        <text:p text:style-name="rststyle-textbody">Bazı basit koşul ifadeleri için if ifadesi yerine aşağıdaki gibi kullanım yapılabilir.</text:p>
        <ns0:p ns0:style-name="rststyle-codeblock">[[ 12 -eq ${a} ]] &amp;&amp; echo "12ye eşit." || echo "12ye eşit değil"<ns0:line-break/>#bunun ile aynı anlama gelir:<ns0:line-break/>if [[ 12 -eq ${a} ]] ; then<ns0:line-break/><ns0:s ns0:c="4"/>echo "12ye eşit"<ns0:line-break/>else<ns0:line-break/><ns0:s ns0:c="4"/>echo "12ye eşit değil"<ns0:line-break/>fi</ns0:p>
        <text:span text:style-name="rststyle-operator">[[</text:span>
        <text:span text:style-name="rststyle-literal">
          <text:span text:style-name="rststyle-number">12</text:span>
        </text:span>
        <text:span text:style-name="rststyle-literal">
          <text:span text:style-name="rststyle-string">
            <text:span text:style-name="rststyle-interpol">${</text:span>
          </text:span>
        </text:span>
        <text:span text:style-name="rststyle-name">
          <text:span text:style-name="rststyle-variable">a</text:span>
        </text:span>
        <text:span text:style-name="rststyle-literal">
          <text:span text:style-name="rststyle-string">
            <text:span text:style-name="rststyle-interpol">}</text:span>
          </text:span>
        </text:span>
        <text:span text:style-name="rststyle-operator">]]</text:span>
        <text:span text:style-name="rststyle-operator">&amp;&amp;</text:span>
        <text:span text:style-name="rststyle-name">
          <text:span text:style-name="rststyle-builtin">echo</text:span>
        </text:span>
        <text:span text:style-name="rststyle-literal">
          <text:span text:style-name="rststyle-string">
            <text:span text:style-name="rststyle-double">"12ye eşit."</text:span>
          </text:span>
        </text:span>
        <text:span text:style-name="rststyle-operator">||</text:span>
        <text:span text:style-name="rststyle-name">
          <text:span text:style-name="rststyle-builtin">echo</text:span>
        </text:span>
        <text:span text:style-name="rststyle-literal">
          <text:span text:style-name="rststyle-string">
            <text:span text:style-name="rststyle-double">"12ye eşit değil"</text:span>
          </text:span>
        </text:span>
        <text:span text:style-name="rststyle-comment">
          <text:span text:style-name="rststyle-single">#bunun ile aynı anlama gelir:
</text:span>
        </text:span>
        <text:span text:style-name="rststyle-keyword">if</text:span>
        <text:span text:style-name="rststyle-operator">[[</text:span>
        <text:span text:style-name="rststyle-literal">
          <text:span text:style-name="rststyle-number">12</text:span>
        </text:span>
        <text:span text:style-name="rststyle-literal">
          <text:span text:style-name="rststyle-string">
            <text:span text:style-name="rststyle-interpol">${</text:span>
          </text:span>
        </text:span>
        <text:span text:style-name="rststyle-name">
          <text:span text:style-name="rststyle-variable">a</text:span>
        </text:span>
        <text:span text:style-name="rststyle-literal">
          <text:span text:style-name="rststyle-string">
            <text:span text:style-name="rststyle-interpol">}</text:span>
          </text:span>
        </text:span>
        <text:span text:style-name="rststyle-operator">]]</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12ye eşit"</text:span>
          </text:span>
        </text:span>
        <text:span text:style-name="rststyle-keyword">else</text:span>
        <text:span text:style-name="rststyle-name">
          <text:span text:style-name="rststyle-builtin">echo</text:span>
        </text:span>
        <text:span text:style-name="rststyle-literal">
          <text:span text:style-name="rststyle-string">
            <text:span text:style-name="rststyle-double">"12ye eşit değil"</text:span>
          </text:span>
        </text:span>
        <text:span text:style-name="rststyle-keyword">fi</text:span>
      </text:section>
      <text:section text:name="Section8" text:style-name="Sect1">
        <text:h text:outline-level="1" text:style-name="rststyle-heading1">case yapısı</text:h>
        <text:p text:style-name="rststyle-textbody"><text:span text:style-name="rststyle-strong">case</text:span> yapısı case ile başlar değerden sonra gelen <text:span text:style-name="rststyle-strong">in</text:span> ile devam eder ve koşullardan sonra gelen <text:span text:style-name="rststyle-strong">esac</text:span> ile tamamlanır.
case yapısı sayesinde if elif else ile yazmamız gereken uzun ifadeleri kısaltabiliriz.</text:p>
        <ns0:p ns0:style-name="rststyle-codeblock">case deger in<ns0:line-break/><ns0:s ns0:c="4"/>elma | kiraz)<ns0:line-break/><ns0:s ns0:c="8"/>echo "meyve"<ns0:line-break/><ns0:s ns0:c="8"/>;;<ns0:line-break/><ns0:s ns0:c="4"/>patates | soğan)<ns0:line-break/><ns0:s ns0:c="8"/>echo "sebze"<ns0:line-break/><ns0:s ns0:c="8"/>;;<ns0:line-break/><ns0:s ns0:c="4"/>balık)<ns0:line-break/><ns0:s ns0:c="8"/>echo "hayvan"<ns0:line-break/><ns0:s ns0:c="4"/>*)<ns0:line-break/><ns0:s ns0:c="8"/>echo "hiçbiri"<ns0:line-break/><ns0:s ns0:c="8"/>;;<ns0:line-break/>esac<ns0:line-break/># Şununla aynıdır:<ns0:line-break/>if [[ "${deger}" == "elma" || "${deger}" == "kiraz" ]] ; then<ns0:line-break/><ns0:s ns0:c="4"/>echo "meyve"<ns0:line-break/>elif [[ "${deger}" == "patates" || "${deger}" == "soğan" ]] ; then<ns0:line-break/><ns0:s ns0:c="4"/>echo "sebze"<ns0:line-break/>elif [[ "${değer}" == "balık" ]] ; then<ns0:line-break/><ns0:s ns0:c="4"/>echo "hayvan"<ns0:line-break/>else<ns0:line-break/><ns0:s ns0:c="4"/>echo "hiçbiri"<ns0:line-break/>fi</ns0:p>
        <text:span text:style-name="rststyle-keyword">case</text:span>
        <text:span text:style-name="rststyle-punctuation">|</text:span>
        <text:span text:style-name="rststyle-operator">)</text:span>
        <text:span text:style-name="rststyle-name">
          <text:span text:style-name="rststyle-builtin">echo</text:span>
        </text:span>
        <text:span text:style-name="rststyle-literal">
          <text:span text:style-name="rststyle-string">
            <text:span text:style-name="rststyle-double">"meyve"</text:span>
          </text:span>
        </text:span>
        <text:span text:style-name="rststyle-punctuation">;;</text:span>
        <text:span text:style-name="rststyle-punctuation">|</text:span>
        <text:span text:style-name="rststyle-operator">)</text:span>
        <text:span text:style-name="rststyle-name">
          <text:span text:style-name="rststyle-builtin">echo</text:span>
        </text:span>
        <text:span text:style-name="rststyle-literal">
          <text:span text:style-name="rststyle-string">
            <text:span text:style-name="rststyle-double">"sebze"</text:span>
          </text:span>
        </text:span>
        <text:span text:style-name="rststyle-punctuation">;;</text:span>
        <text:span text:style-name="rststyle-operator">)</text:span>
        <text:span text:style-name="rststyle-name">
          <text:span text:style-name="rststyle-builtin">echo</text:span>
        </text:span>
        <text:span text:style-name="rststyle-literal">
          <text:span text:style-name="rststyle-string">
            <text:span text:style-name="rststyle-double">"hayvan"</text:span>
          </text:span>
        </text:span>
        <text:span text:style-name="rststyle-operator">)</text:span>
        <text:span text:style-name="rststyle-name">
          <text:span text:style-name="rststyle-builtin">echo</text:span>
        </text:span>
        <text:span text:style-name="rststyle-literal">
          <text:span text:style-name="rststyle-string">
            <text:span text:style-name="rststyle-double">"hiçbiri"</text:span>
          </text:span>
        </text:span>
        <text:span text:style-name="rststyle-punctuation">;;</text:span>
        <text:span text:style-name="rststyle-keyword">esac</text:span>
        <text:span text:style-name="rststyle-comment">
          <text:span text:style-name="rststyle-single"># Şununla aynıdır:
</text:span>
        </text:span>
        <text:span text:style-name="rststyle-keyword">if</text:span>
        <text:span text:style-name="rststyle-operator">[[</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g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operator">==</text:span>
        <text:span text:style-name="rststyle-literal">
          <text:span text:style-name="rststyle-string">
            <text:span text:style-name="rststyle-double">"elma"</text:span>
          </text:span>
        </text:span>
        <text:span text:style-name="rststyle-operator">||</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g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operator">==</text:span>
        <text:span text:style-name="rststyle-literal">
          <text:span text:style-name="rststyle-string">
            <text:span text:style-name="rststyle-double">"kiraz"</text:span>
          </text:span>
        </text:span>
        <text:span text:style-name="rststyle-operator">]]</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meyve"</text:span>
          </text:span>
        </text:span>
        <text:span text:style-name="rststyle-keyword">elif</text:span>
        <text:span text:style-name="rststyle-operator">[[</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g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operator">==</text:span>
        <text:span text:style-name="rststyle-literal">
          <text:span text:style-name="rststyle-string">
            <text:span text:style-name="rststyle-double">"patates"</text:span>
          </text:span>
        </text:span>
        <text:span text:style-name="rststyle-operator">||</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g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operator">==</text:span>
        <text:span text:style-name="rststyle-literal">
          <text:span text:style-name="rststyle-string">
            <text:span text:style-name="rststyle-double">"soğan"</text:span>
          </text:span>
        </text:span>
        <text:span text:style-name="rststyle-operator">]]</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sebze"</text:span>
          </text:span>
        </text:span>
        <text:span text:style-name="rststyle-keyword">elif</text:span>
        <text:span text:style-name="rststyle-operator">[[</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ğ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operator">==</text:span>
        <text:span text:style-name="rststyle-literal">
          <text:span text:style-name="rststyle-string">
            <text:span text:style-name="rststyle-double">"balık"</text:span>
          </text:span>
        </text:span>
        <text:span text:style-name="rststyle-operator">]]</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hayvan"</text:span>
          </text:span>
        </text:span>
        <text:span text:style-name="rststyle-keyword">else</text:span>
        <text:span text:style-name="rststyle-name">
          <text:span text:style-name="rststyle-builtin">echo</text:span>
        </text:span>
        <text:span text:style-name="rststyle-literal">
          <text:span text:style-name="rststyle-string">
            <text:span text:style-name="rststyle-double">"hiçbiri"</text:span>
          </text:span>
        </text:span>
        <text:span text:style-name="rststyle-keyword">fi</text:span>
      </text:section>
      <text:section text:name="Section9" text:style-name="Sect1">
        <text:h text:outline-level="1" text:style-name="rststyle-heading1">Döngüler</text:h>
        <text:p text:style-name="rststyle-textbody">Döngülerde <text:span text:style-name="rststyle-strong">while</text:span> ifadesi sonrası koşul gelir. <text:span text:style-name="rststyle-strong">do</text:span> ile devam eder ve eylemden sonra <text:span text:style-name="rststyle-strong">done</text:span> ifadesi ile biter. Döngülerde ifade doğru olduğu sürece eylem sürekli olarak tekrar eder.</text:p>
        <ns0:p ns0:style-name="rststyle-codeblock">while ifade ; do<ns0:line-break/><ns0:s ns0:c="4"/>eylem<ns0:line-break/>done</ns0:p>
        <text:span text:style-name="rststyle-keyword">while</text:span>
        <text:span text:style-name="rststyle-punctuation">;</text:span>
        <text:span text:style-name="rststyle-keyword">do</text:span>
        <text:span text:style-name="rststyle-keyword">done</text:span>
        <text:p text:style-name="rststyle-textbody">Örneğin 1den 10a kadar sayıları ekrana yan yana yazdıralım. Eğer echo komutumuzda <text:span text:style-name="rststyle-strong">-n</text:span> parametresi verilirse alt satıra geçmeden yazmaya devam eder.</text:p>
        <ns0:p ns0:style-name="rststyle-codeblock">i=1<ns0:line-break/>while [[ ${i} -le 10 ]] ; do<ns0:line-break/><ns0:s ns0:c="4"/>echo -n "$i " # sayıyı yazıya çevirip sonuna yanına boşluk koyduk<ns0:line-break/><ns0:s ns0:c="4"/>i=$((${i}+1)) # sayıya 1 ekledik<ns0:line-break/>done<ns0:line-break/>echo # en son alt satıra geçmesi için<ns0:line-break/>-&gt; 1 2 3 4 5 6 7 8 9 10</ns0:p>
        <text:span text:style-name="rststyle-name">
          <text:span text:style-name="rststyle-variable">i</text:span>
        </text:span>
        <text:span text:style-name="rststyle-operator">=</text:span>
        <text:span text:style-name="rststyle-literal">
          <text:span text:style-name="rststyle-number">1</text:span>
        </text:span>
        <text:span text:style-name="rststyle-keyword">while</text:span>
        <text:span text:style-name="rststyle-operator">[[</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literal">
          <text:span text:style-name="rststyle-number">10</text:span>
        </text:span>
        <text:span text:style-name="rststyle-operator">]]</text:span>
        <text:span text:style-name="rststyle-punctuation">;</text:span>
        <text:span text:style-name="rststyle-keyword">do</text:span>
        <text:span text:style-name="rststyle-name">
          <text:span text:style-name="rststyle-builtin">echo</text:span>
        </text:span>
        <text:span text:style-name="rststyle-literal">
          <text:span text:style-name="rststyle-string">
            <text:span text:style-name="rststyle-double">"</text:span>
          </text:span>
        </text:span>
        <text:span text:style-name="rststyle-name">
          <text:span text:style-name="rststyle-variable">$i</text:span>
        </text:span>
        <text:span text:style-name="rststyle-literal">
          <text:span text:style-name="rststyle-string">
            <text:span text:style-name="rststyle-double"> "</text:span>
          </text:span>
        </text:span>
        <text:span text:style-name="rststyle-comment">
          <text:span text:style-name="rststyle-single"># sayıyı yazıya çevirip sonuna yanına boşluk koyduk
</text:span>
        </text:span>
        <text:span text:style-name="rststyle-name">
          <text:span text:style-name="rststyle-variable">i</text:span>
        </text:span>
        <text:span text:style-name="rststyle-operator">=</text:span>
        <text:span text:style-name="rststyle-keyword">$((</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operator">+</text:span>
        <text:span text:style-name="rststyle-literal">
          <text:span text:style-name="rststyle-number">1</text:span>
        </text:span>
        <text:span text:style-name="rststyle-keyword">))</text:span>
        <text:span text:style-name="rststyle-comment">
          <text:span text:style-name="rststyle-single"># sayıya 1 ekledik
</text:span>
        </text:span>
        <text:span text:style-name="rststyle-keyword">done</text:span>
        <text:span text:style-name="rststyle-name">
          <text:span text:style-name="rststyle-builtin">echo</text:span>
        </text:span>
        <text:span text:style-name="rststyle-comment">
          <text:span text:style-name="rststyle-single"># en son alt satıra geçmesi için
</text:span>
        </text:span>
        <text:span text:style-name="rststyle-literal">
          <text:span text:style-name="rststyle-number">1</text:span>
        </text:span>
        <text:span text:style-name="rststyle-literal">
          <text:span text:style-name="rststyle-number">2</text:span>
        </text:span>
        <text:span text:style-name="rststyle-literal">
          <text:span text:style-name="rststyle-number">3</text:span>
        </text:span>
        <text:span text:style-name="rststyle-literal">
          <text:span text:style-name="rststyle-number">4</text:span>
        </text:span>
        <text:span text:style-name="rststyle-literal">
          <text:span text:style-name="rststyle-number">5</text:span>
        </text:span>
        <text:span text:style-name="rststyle-literal">
          <text:span text:style-name="rststyle-number">6</text:span>
        </text:span>
        <text:span text:style-name="rststyle-literal">
          <text:span text:style-name="rststyle-number">7</text:span>
        </text:span>
        <text:span text:style-name="rststyle-literal">
          <text:span text:style-name="rststyle-number">8</text:span>
        </text:span>
        <text:span text:style-name="rststyle-literal">
          <text:span text:style-name="rststyle-number">9</text:span>
        </text:span>
        <text:span text:style-name="rststyle-literal">
          <text:span text:style-name="rststyle-number">10</text:span>
        </text:span>
        <text:p text:style-name="rststyle-textbody"><text:span text:style-name="rststyle-strong">for</text:span> ifadesinde değişken adından sonra <text:span text:style-name="rststyle-strong">in</text:span> kullanılır daha sonra dizi yer alır. diziden sonra <text:span text:style-name="rststyle-strong">do</text:span> ve bitişte de <text:span text:style-name="rststyle-strong">done</text:span> kullanılır.</text:p>
        <ns0:p ns0:style-name="rststyle-codeblock">for degisken in dizi ; do<ns0:line-break/><ns0:s ns0:c="4"/>eylem<ns0:line-break/>done</ns0:p>
        <text:span text:style-name="rststyle-keyword">for</text:span>
        <text:span text:style-name="rststyle-punctuation">;</text:span>
        <text:span text:style-name="rststyle-keyword">do</text:span>
        <text:span text:style-name="rststyle-keyword">done</text:span>
        <text:p text:style-name="rststyle-textbody">Ayrı örneğin for ile yapılmış hali</text:p>
        <ns0:p ns0:style-name="rststyle-codeblock">for i in 1 2 3 4 5 6 7 8 9 10 ; do<ns0:line-break/><ns0:s ns0:c="4"/>echo -n "${i} "<ns0:line-break/>done<ns0:line-break/>echo<ns0:line-break/>-&gt; 1 2 3 4 5 6 7 8 9 10</ns0:p>
        <text:span text:style-name="rststyle-keyword">for</text:span>
        <text:span text:style-name="rststyle-literal">
          <text:span text:style-name="rststyle-number">1</text:span>
        </text:span>
        <text:span text:style-name="rststyle-literal">
          <text:span text:style-name="rststyle-number">2</text:span>
        </text:span>
        <text:span text:style-name="rststyle-literal">
          <text:span text:style-name="rststyle-number">3</text:span>
        </text:span>
        <text:span text:style-name="rststyle-literal">
          <text:span text:style-name="rststyle-number">4</text:span>
        </text:span>
        <text:span text:style-name="rststyle-literal">
          <text:span text:style-name="rststyle-number">5</text:span>
        </text:span>
        <text:span text:style-name="rststyle-literal">
          <text:span text:style-name="rststyle-number">6</text:span>
        </text:span>
        <text:span text:style-name="rststyle-literal">
          <text:span text:style-name="rststyle-number">7</text:span>
        </text:span>
        <text:span text:style-name="rststyle-literal">
          <text:span text:style-name="rststyle-number">8</text:span>
        </text:span>
        <text:span text:style-name="rststyle-literal">
          <text:span text:style-name="rststyle-number">9</text:span>
        </text:span>
        <text:span text:style-name="rststyle-literal">
          <text:span text:style-name="rststyle-number">10</text:span>
        </text:span>
        <text:span text:style-name="rststyle-punctuation">;</text:span>
        <text:span text:style-name="rststyle-keyword">do</text:span>
        <text:span text:style-name="rststyle-name">
          <text:span text:style-name="rststyle-builtin">echo</text:span>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literal">
          <text:span text:style-name="rststyle-string">
            <text:span text:style-name="rststyle-double"> "</text:span>
          </text:span>
        </text:span>
        <text:span text:style-name="rststyle-keyword">done</text:span>
        <text:span text:style-name="rststyle-name">
          <text:span text:style-name="rststyle-builtin">echo</text:span>
        </text:span>
        <text:span text:style-name="rststyle-literal">
          <text:span text:style-name="rststyle-number">1</text:span>
        </text:span>
        <text:span text:style-name="rststyle-literal">
          <text:span text:style-name="rststyle-number">2</text:span>
        </text:span>
        <text:span text:style-name="rststyle-literal">
          <text:span text:style-name="rststyle-number">3</text:span>
        </text:span>
        <text:span text:style-name="rststyle-literal">
          <text:span text:style-name="rststyle-number">4</text:span>
        </text:span>
        <text:span text:style-name="rststyle-literal">
          <text:span text:style-name="rststyle-number">5</text:span>
        </text:span>
        <text:span text:style-name="rststyle-literal">
          <text:span text:style-name="rststyle-number">6</text:span>
        </text:span>
        <text:span text:style-name="rststyle-literal">
          <text:span text:style-name="rststyle-number">7</text:span>
        </text:span>
        <text:span text:style-name="rststyle-literal">
          <text:span text:style-name="rststyle-number">8</text:span>
        </text:span>
        <text:span text:style-name="rststyle-literal">
          <text:span text:style-name="rststyle-number">9</text:span>
        </text:span>
        <text:span text:style-name="rststyle-literal">
          <text:span text:style-name="rststyle-number">10</text:span>
        </text:span>
        <text:p text:style-name="rststyle-textbody">Ayrıca uzun uzun 1den 10a kadar yazmak yerine şu şekilde de yapabiliyoruz.</text:p>
        <ns0:p ns0:style-name="rststyle-codeblock">for i in {1..10} ; do<ns0:line-break/><ns0:s ns0:c="4"/>echo -n "${i} "<ns0:line-break/>done<ns0:line-break/>echo<ns0:line-break/>-&gt; 1 2 3 4 5 6 7 8 9 10</ns0:p>
        <text:span text:style-name="rststyle-keyword">for</text:span>
        <text:span text:style-name="rststyle-operator">{</text:span>
        <text:span text:style-name="rststyle-literal">
          <text:span text:style-name="rststyle-number">1</text:span>
        </text:span>
        <text:span text:style-name="rststyle-operator">}</text:span>
        <text:span text:style-name="rststyle-punctuation">;</text:span>
        <text:span text:style-name="rststyle-keyword">do</text:span>
        <text:span text:style-name="rststyle-name">
          <text:span text:style-name="rststyle-builtin">echo</text:span>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literal">
          <text:span text:style-name="rststyle-string">
            <text:span text:style-name="rststyle-double"> "</text:span>
          </text:span>
        </text:span>
        <text:span text:style-name="rststyle-keyword">done</text:span>
        <text:span text:style-name="rststyle-name">
          <text:span text:style-name="rststyle-builtin">echo</text:span>
        </text:span>
        <text:span text:style-name="rststyle-literal">
          <text:span text:style-name="rststyle-number">1</text:span>
        </text:span>
        <text:span text:style-name="rststyle-literal">
          <text:span text:style-name="rststyle-number">2</text:span>
        </text:span>
        <text:span text:style-name="rststyle-literal">
          <text:span text:style-name="rststyle-number">3</text:span>
        </text:span>
        <text:span text:style-name="rststyle-literal">
          <text:span text:style-name="rststyle-number">4</text:span>
        </text:span>
        <text:span text:style-name="rststyle-literal">
          <text:span text:style-name="rststyle-number">5</text:span>
        </text:span>
        <text:span text:style-name="rststyle-literal">
          <text:span text:style-name="rststyle-number">6</text:span>
        </text:span>
        <text:span text:style-name="rststyle-literal">
          <text:span text:style-name="rststyle-number">7</text:span>
        </text:span>
        <text:span text:style-name="rststyle-literal">
          <text:span text:style-name="rststyle-number">8</text:span>
        </text:span>
        <text:span text:style-name="rststyle-literal">
          <text:span text:style-name="rststyle-number">9</text:span>
        </text:span>
        <text:span text:style-name="rststyle-literal">
          <text:span text:style-name="rststyle-number">10</text:span>
        </text:span>
        <text:p text:style-name="rststyle-textbody">Buradaki özel kullanımları aşağıda tablo halinde belirttim.</text:p>
        <text:p text:style-name="rststyle-table-title">küme parantezli ifadeler ve anlamları</text:p>
        <table:table table:name="rststyle-rststyle-table-3" table:style-name="rststyle-rststyle-table-3">
          <text:span text:style-name="rststyle-strong">küme parantezli ifadeler ve anlamları</text:span>
          <table:table-column table:style-name="rststyle-rststyle-table-3.A"/>
          <table:table-column table:style-name="rststyle-rststyle-table-3.B"/>
          <table:table-column table:style-name="rststyle-rststyle-table-3.C"/>
          <table:table-header-rows>
            <table:table-row>
              <table:table-cell table:style-name="rststyle-rststyle-table-3.A1" office:value-type="string">
                <text:p text:style-name="Table_20_Heading">İfade</text:p>
              </table:table-cell>
              <table:table-cell table:style-name="rststyle-rststyle-table-3.A1" office:value-type="string">
                <text:p text:style-name="Table_20_Heading">Anlamı</text:p>
              </table:table-cell>
              <table:table-cell table:style-name="rststyle-rststyle-table-3.A1" office:value-type="string">
                <text:p text:style-name="Table_20_Heading">eşleniği</text:p>
              </table:table-cell>
            </table:table-row>
          </table:table-header-rows>
          <table:table-row>
            <table:table-cell table:style-name="rststyle-rststyle-table-3.A1" office:value-type="string">
              <text:p text:style-name="rststyle-textbody">{1..5}</text:p>
            </table:table-cell>
            <table:table-cell table:style-name="rststyle-rststyle-table-3.A1" office:value-type="string">
              <text:p text:style-name="rststyle-textbody">aralık belirtir</text:p>
            </table:table-cell>
            <table:table-cell table:style-name="rststyle-rststyle-table-3.A1" office:value-type="string">
              <text:p text:style-name="rststyle-textbody">1 2 3 4 5</text:p>
            </table:table-cell>
          </table:table-row>
          <table:table-row>
            <table:table-cell table:style-name="rststyle-rststyle-table-3.A1" office:value-type="string">
              <text:p text:style-name="rststyle-textbody">{1..7..2}</text:p>
            </table:table-cell>
            <table:table-cell table:style-name="rststyle-rststyle-table-3.A1" office:value-type="string">
              <text:p text:style-name="rststyle-textbody">adımlı aralık belirtir</text:p>
            </table:table-cell>
            <table:table-cell table:style-name="rststyle-rststyle-table-3.A1" office:value-type="string">
              <text:p text:style-name="rststyle-textbody">1 3 5 7</text:p>
            </table:table-cell>
          </table:table-row>
          <table:table-row>
            <table:table-cell table:style-name="rststyle-rststyle-table-3.A1" office:value-type="string">
              <text:p text:style-name="rststyle-textbody">{a,ve}li</text:p>
            </table:table-cell>
            <table:table-cell table:style-name="rststyle-rststyle-table-3.A1" office:value-type="string">
              <text:p text:style-name="rststyle-textbody">kurala uygun küme belirtir</text:p>
            </table:table-cell>
            <table:table-cell table:style-name="rststyle-rststyle-table-3.A1" office:value-type="string">
              <text:p text:style-name="rststyle-textbody">ali veli</text:p>
            </table:table-cell>
          </table:table-row>
        </table:table>
      </text:section>
      <text:section text:name="Section10" text:style-name="Sect1">
        <text:h text:outline-level="1" text:style-name="rststyle-heading1">Fonksiyonlar</text:h>
        <text:p text:style-name="rststyle-textbody">Fonksiyonlar alt programları oluşturur ve çağırıldığında işlerini yaptıktan sonra tekrar ana programdan devam edilmesini sağlar. Bir fonksiyonu aşağıdaki gibi tanımlayabiliriz.</text:p>
        <ns0:p ns0:style-name="rststyle-codeblock">isim(){<ns0:line-break/><ns0:s ns0:c="4"/>eylem<ns0:line-break/><ns0:s ns0:c="4"/>return sonuç<ns0:line-break/>}<ns0:line-break/># veya<ns0:line-break/>function isim(){<ns0:line-break/><ns0:s ns0:c="4"/>eylem<ns0:line-break/><ns0:s ns0:c="4"/>return sonuç<ns0:line-break/>}</ns0:p>
        <text:span text:style-name="rststyle-operator">(){</text:span>
        <text:span text:style-name="rststyle-keyword">return</text:span>
        <text:span text:style-name="rststyle-operator">}</text:span>
        <text:span text:style-name="rststyle-comment">
          <text:span text:style-name="rststyle-single"># veya
</text:span>
        </text:span>
        <text:span text:style-name="rststyle-keyword">function</text:span>
        <text:span text:style-name="rststyle-operator">(){</text:span>
        <text:span text:style-name="rststyle-keyword">return</text:span>
        <text:span text:style-name="rststyle-operator">}</text:span>
        <text:p text:style-name="rststyle-textbody">Burada <text:span text:style-name="rststyle-strong">return</text:span> ifadesi kullanılmadığı durumlarda 0 döndürülür. return ifadesinden sonra fonksiyon tamamlanır ve ana programdan devam edilir.</text:p>
        <text:p text:style-name="rststyle-textbody">Bu yazı boyunca ilkini tercih edeceğiz.</text:p>
        <text:p text:style-name="rststyle-textbody">Fonksionlar sıradan komutlar gibi parametre alabilirler ve ana programa ait sabit ve değişkenleri kullanabilirler.</text:p>
        <ns0:p ns0:style-name="rststyle-codeblock">sayi=12<ns0:line-break/>topla(){<ns0:line-break/><ns0:s ns0:c="4"/>echo $((${sayi}+$1))<ns0:line-break/><ns0:s ns0:c="4"/>return 0<ns0:line-break/><ns0:s ns0:c="4"/>echo "Bu satır çalışmaz"<ns0:line-break/>}<ns0:line-break/>topla 1<ns0:line-break/>-&gt; 13</ns0:p>
        <text:span text:style-name="rststyle-name">
          <text:span text:style-name="rststyle-variable">sayi</text:span>
        </text:span>
        <text:span text:style-name="rststyle-operator">=</text:span>
        <text:span text:style-name="rststyle-literal">
          <text:span text:style-name="rststyle-number">12</text:span>
        </text:span>
        <text:span text:style-name="rststyle-operator">(){</text:span>
        <text:span text:style-name="rststyle-name">
          <text:span text:style-name="rststyle-builtin">echo</text:span>
        </text:span>
        <text:span text:style-name="rststyle-keyword">$((</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operator">+</text:span>
        <text:span text:style-name="rststyle-name">
          <text:span text:style-name="rststyle-variable">$1</text:span>
        </text:span>
        <text:span text:style-name="rststyle-keyword">))</text:span>
        <text:span text:style-name="rststyle-keyword">return</text:span>
        <text:span text:style-name="rststyle-literal">
          <text:span text:style-name="rststyle-number">0</text:span>
        </text:span>
        <text:span text:style-name="rststyle-name">
          <text:span text:style-name="rststyle-builtin">echo</text:span>
        </text:span>
        <text:span text:style-name="rststyle-literal">
          <text:span text:style-name="rststyle-string">
            <text:span text:style-name="rststyle-double">"Bu satır çalışmaz"</text:span>
          </text:span>
        </text:span>
        <text:span text:style-name="rststyle-operator">}</text:span>
        <text:span text:style-name="rststyle-literal">
          <text:span text:style-name="rststyle-number">1</text:span>
        </text:span>
        <text:span text:style-name="rststyle-literal">
          <text:span text:style-name="rststyle-number">13</text:span>
        </text:span>
        <text:p text:style-name="rststyle-textbody"><text:span text:style-name="rststyle-strong">local</text:span> ifadesi sadece fonksionun içinde tanımlanan fonksion bitiminde silinen değişkenler için kullanılır.</text:p>
        <text:p text:style-name="rststyle-textbody">Fonksionların çıkış turumlarını koşul ifadesi yerine kullanabiliriz.</text:p>
        <ns0:p ns0:style-name="rststyle-codeblock">read sayi<ns0:line-break/>teksayi(){<ns0:line-break/><ns0:s ns0:c="4"/>local i=$(($1+1)) # sayıya 1 ekledik ve yerel hale getirdik.<ns0:line-break/><ns0:s ns0:c="4"/>return $((${i}%2)) <ns0:s ns0:c="1"/># sayının 2 ile bölümünden kalanı döndürdük<ns0:line-break/>}<ns0:line-break/>if teksayi ${sayi} ; then<ns0:line-break/><ns0:s ns0:c="4"/>echo "tek sayıdır"<ns0:line-break/>else<ns0:line-break/><ns0:s ns0:c="4"/>echo "çift sayıdır"<ns0:line-break/>fi<ns0:line-break/><ns0:line-break/>&lt;- 12<ns0:line-break/>-&gt; çift sayıdır<ns0:line-break/>&lt;- 5<ns0:line-break/>-&gt; tek sayıdır</ns0:p>
        <text:span text:style-name="rststyle-name">
          <text:span text:style-name="rststyle-builtin">read</text:span>
        </text:span>
        <text:span text:style-name="rststyle-operator">(){</text:span>
        <text:span text:style-name="rststyle-name">
          <text:span text:style-name="rststyle-builtin">local</text:span>
        </text:span>
        <text:span text:style-name="rststyle-name">
          <text:span text:style-name="rststyle-variable">i</text:span>
        </text:span>
        <text:span text:style-name="rststyle-operator">=</text:span>
        <text:span text:style-name="rststyle-keyword">$((</text:span>
        <text:span text:style-name="rststyle-name">
          <text:span text:style-name="rststyle-variable">$1</text:span>
        </text:span>
        <text:span text:style-name="rststyle-operator">+</text:span>
        <text:span text:style-name="rststyle-literal">
          <text:span text:style-name="rststyle-number">1</text:span>
        </text:span>
        <text:span text:style-name="rststyle-keyword">))</text:span>
        <text:span text:style-name="rststyle-comment">
          <text:span text:style-name="rststyle-single"># sayıya 1 ekledik ve yerel hale getirdik.
</text:span>
        </text:span>
        <text:span text:style-name="rststyle-keyword">return</text:span>
        <text:span text:style-name="rststyle-keyword">$((</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operator">%</text:span>
        <text:span text:style-name="rststyle-literal">
          <text:span text:style-name="rststyle-number">2</text:span>
        </text:span>
        <text:span text:style-name="rststyle-keyword">))</text:span>
        <text:span text:style-name="rststyle-comment">
          <text:span text:style-name="rststyle-single"># sayının 2 ile bölümünden kalanı döndürdük
</text:span>
        </text:span>
        <text:span text:style-name="rststyle-operator">}</text:span>
        <text:span text:style-name="rststyle-keyword">if</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tek sayıdır"</text:span>
          </text:span>
        </text:span>
        <text:span text:style-name="rststyle-keyword">else</text:span>
        <text:span text:style-name="rststyle-name">
          <text:span text:style-name="rststyle-builtin">echo</text:span>
        </text:span>
        <text:span text:style-name="rststyle-literal">
          <text:span text:style-name="rststyle-string">
            <text:span text:style-name="rststyle-double">"çift sayıdır"</text:span>
          </text:span>
        </text:span>
        <text:span text:style-name="rststyle-keyword">fi</text:span>
        <text:span text:style-name="rststyle-literal">
          <text:span text:style-name="rststyle-number">12</text:span>
        </text:span>
        <text:span text:style-name="rststyle-literal">
          <text:span text:style-name="rststyle-number">5</text:span>
        </text:span>
        <text:p text:style-name="rststyle-textbody">Bir fonksionun çıktısını değişkene <text:span text:style-name="rststyle-strong">$(isim)</text:span> ifadesi yadımı ile atayabiliriz. Aynı durum komutlar için de geçerlidir.</text:p>
        <ns0:p ns0:style-name="rststyle-codeblock">yaz(){<ns0:line-break/><ns0:s ns0:c="4"/>echo "Merhaba"<ns0:line-break/>}<ns0:line-break/>echo "$(yaz) dünya"<ns0:line-break/>-&gt; Merhaba dünya</ns0:p>
        <text:span text:style-name="rststyle-operator">(){</text:span>
        <text:span text:style-name="rststyle-name">
          <text:span text:style-name="rststyle-builtin">echo</text:span>
        </text:span>
        <text:span text:style-name="rststyle-literal">
          <text:span text:style-name="rststyle-string">
            <text:span text:style-name="rststyle-double">"Merhaba"</text:span>
          </text:span>
        </text:span>
        <text:span text:style-name="rststyle-operator">}</text:span>
        <text:span text:style-name="rststyle-name">
          <text:span text:style-name="rststyle-builtin">echo</text:span>
        </text:span>
        <text:span text:style-name="rststyle-literal">
          <text:span text:style-name="rststyle-string">
            <text:span text:style-name="rststyle-double">"</text:span>
          </text:span>
        </text:span>
        <text:span text:style-name="rststyle-keyword">$(</text:span>
        <text:span text:style-name="rststyle-keyword">)</text:span>
        <text:span text:style-name="rststyle-literal">
          <text:span text:style-name="rststyle-string">
            <text:span text:style-name="rststyle-double"> dünya"</text:span>
          </text:span>
        </text:span>
        <text:p text:style-name="rststyle-textbody">Tanımlı bir fonksionu silmek için <text:span text:style-name="rststyle-strong">unset -f</text:span> ifadesini kullanmamız gereklidir.</text:p>
        <ns0:p ns0:style-name="rststyle-codeblock">yaz(){<ns0:line-break/><ns0:s ns0:c="4"/>echo "Merhaba"<ns0:line-break/>}<ns0:line-break/>unset -f yaz<ns0:line-break/>echo "$(yaz) dünya"<ns0:line-break/>-&gt; bash: yaz: komut yok<ns0:line-break/>-&gt; dünya</ns0:p>
        <text:span text:style-name="rststyle-operator">(){</text:span>
        <text:span text:style-name="rststyle-name">
          <text:span text:style-name="rststyle-builtin">echo</text:span>
        </text:span>
        <text:span text:style-name="rststyle-literal">
          <text:span text:style-name="rststyle-string">
            <text:span text:style-name="rststyle-double">"Merhaba"</text:span>
          </text:span>
        </text:span>
        <text:span text:style-name="rststyle-operator">}</text:span>
        <text:span text:style-name="rststyle-name">
          <text:span text:style-name="rststyle-builtin">unset</text:span>
        </text:span>
        <text:span text:style-name="rststyle-name">
          <text:span text:style-name="rststyle-builtin">echo</text:span>
        </text:span>
        <text:span text:style-name="rststyle-literal">
          <text:span text:style-name="rststyle-string">
            <text:span text:style-name="rststyle-double">"</text:span>
          </text:span>
        </text:span>
        <text:span text:style-name="rststyle-keyword">$(</text:span>
        <text:span text:style-name="rststyle-keyword">)</text:span>
        <text:span text:style-name="rststyle-literal">
          <text:span text:style-name="rststyle-string">
            <text:span text:style-name="rststyle-double"> dünya"</text:span>
          </text:span>
        </text:span>
        <text:p text:style-name="rststyle-textbody">Burada dikkat ederseniz olmayan fonksionu çalıştırmaya çalıştığımız için hata mesajı verdi fakat çalışmaya devam etti. Eğer herhangi bir hata durumunda betiğin durmasını istiyorsak <text:span text:style-name="rststyle-strong">set -e</text:span> bu durumun tam tersi için <text:span text:style-name="rststyle-strong">set +e</text:span> ifadesini kullanmalıyız.</text:p>
        <ns0:p ns0:style-name="rststyle-codeblock">echo "satır 1"<ns0:line-break/>acho "satır 2" # yanlış yazılan satır fakat devam edecek<ns0:line-break/>echo "satır 3"<ns0:line-break/>set -e<ns0:line-break/>acho "satır 4" # yanlış yazılan satır çalışmayı durduracak<ns0:line-break/>echo "satır 5" # bu satır çalışmayacak<ns0:line-break/>-&gt; satır 1<ns0:line-break/>-&gt; bash: acho: komut yok<ns0:line-break/>-&gt; satır 3<ns0:line-break/>-&gt; bash: acho: komut yok</ns0:p>
        <text:span text:style-name="rststyle-name">
          <text:span text:style-name="rststyle-builtin">echo</text:span>
        </text:span>
        <text:span text:style-name="rststyle-literal">
          <text:span text:style-name="rststyle-string">
            <text:span text:style-name="rststyle-double">"satır 1"</text:span>
          </text:span>
        </text:span>
        <text:span text:style-name="rststyle-literal">
          <text:span text:style-name="rststyle-string">
            <text:span text:style-name="rststyle-double">"satır 2"</text:span>
          </text:span>
        </text:span>
        <text:span text:style-name="rststyle-comment">
          <text:span text:style-name="rststyle-single"># yanlış yazılan satır fakat devam edecek
</text:span>
        </text:span>
        <text:span text:style-name="rststyle-name">
          <text:span text:style-name="rststyle-builtin">echo</text:span>
        </text:span>
        <text:span text:style-name="rststyle-literal">
          <text:span text:style-name="rststyle-string">
            <text:span text:style-name="rststyle-double">"satır 3"</text:span>
          </text:span>
        </text:span>
        <text:span text:style-name="rststyle-name">
          <text:span text:style-name="rststyle-builtin">set</text:span>
        </text:span>
        <text:span text:style-name="rststyle-literal">
          <text:span text:style-name="rststyle-string">
            <text:span text:style-name="rststyle-double">"satır 4"</text:span>
          </text:span>
        </text:span>
        <text:span text:style-name="rststyle-comment">
          <text:span text:style-name="rststyle-single"># yanlış yazılan satır çalışmayı durduracak
</text:span>
        </text:span>
        <text:span text:style-name="rststyle-name">
          <text:span text:style-name="rststyle-builtin">echo</text:span>
        </text:span>
        <text:span text:style-name="rststyle-literal">
          <text:span text:style-name="rststyle-string">
            <text:span text:style-name="rststyle-double">"satır 5"</text:span>
          </text:span>
        </text:span>
        <text:span text:style-name="rststyle-comment">
          <text:span text:style-name="rststyle-single"># bu satır çalışmayacak
</text:span>
        </text:span>
        <text:span text:style-name="rststyle-literal">
          <text:span text:style-name="rststyle-number">1</text:span>
        </text:span>
        <text:span text:style-name="rststyle-literal">
          <text:span text:style-name="rststyle-number">3</text:span>
        </text:span>
      </text:section>
      <text:section text:name="Section11" text:style-name="Sect1">
        <text:h text:outline-level="1" text:style-name="rststyle-heading1">Dosya işlemleri</text:h>
        <text:p text:style-name="rststyle-textbody">Bash betiklerinde <text:span text:style-name="rststyle-strong">stdout</text:span> <text:span text:style-name="rststyle-strong">stderr</text:span> ve <text:span text:style-name="rststyle-strong">stdin</text:span> olmak üzere 2 çıktı ve 1 girdi bulunur. Ekrana stderr ve stdout beraber yazılır.</text:p>
        <text:p text:style-name="rststyle-table-title">dosya ifadeleri ve anlamları</text:p>
        <table:table table:name="rststyle-rststyle-table-4" table:style-name="rststyle-rststyle-table-4">
          <text:span text:style-name="rststyle-strong">dosya ifadeleri ve anlamları</text:span>
          <table:table-column table:style-name="rststyle-rststyle-table-4.A"/>
          <table:table-column table:style-name="rststyle-rststyle-table-4.B"/>
          <table:table-column table:style-name="rststyle-rststyle-table-4.C"/>
          <table:table-header-rows>
            <table:table-row>
              <table:table-cell table:style-name="rststyle-rststyle-table-4.A1" office:value-type="string">
                <text:p text:style-name="Table_20_Heading">İfade</text:p>
              </table:table-cell>
              <table:table-cell table:style-name="rststyle-rststyle-table-4.A1" office:value-type="string">
                <text:p text:style-name="Table_20_Heading">Türü</text:p>
              </table:table-cell>
              <table:table-cell table:style-name="rststyle-rststyle-table-4.A1" office:value-type="string">
                <text:p text:style-name="Table_20_Heading">Anlamı</text:p>
              </table:table-cell>
            </table:table-row>
          </table:table-header-rows>
          <table:table-row>
            <table:table-cell table:style-name="rststyle-rststyle-table-4.A1" office:value-type="string">
              <text:p text:style-name="rststyle-textbody">stdin</text:p>
            </table:table-cell>
            <table:table-cell table:style-name="rststyle-rststyle-table-4.A1" office:value-type="string">
              <text:p text:style-name="rststyle-textbody">Girdi</text:p>
            </table:table-cell>
            <table:table-cell table:style-name="rststyle-rststyle-table-4.A1" office:value-type="string">
              <text:p text:style-name="rststyle-textbody">Klavyeden girilen değerler.</text:p>
            </table:table-cell>
          </table:table-row>
          <table:table-row>
            <table:table-cell table:style-name="rststyle-rststyle-table-4.A1" office:value-type="string">
              <text:p text:style-name="rststyle-textbody">stdout</text:p>
            </table:table-cell>
            <table:table-cell table:style-name="rststyle-rststyle-table-4.A1" office:value-type="string">
              <text:p text:style-name="rststyle-textbody">Çıktı</text:p>
            </table:table-cell>
            <table:table-cell table:style-name="rststyle-rststyle-table-4.A1" office:value-type="string">
              <text:p text:style-name="rststyle-textbody">Sıradan çıktılardır.</text:p>
            </table:table-cell>
          </table:table-row>
          <table:table-row>
            <table:table-cell table:style-name="rststyle-rststyle-table-4.A1" office:value-type="string">
              <text:p text:style-name="rststyle-textbody">stderr</text:p>
            </table:table-cell>
            <table:table-cell table:style-name="rststyle-rststyle-table-4.A1" office:value-type="string">
              <text:p text:style-name="rststyle-textbody">Çıktı</text:p>
            </table:table-cell>
            <table:table-cell table:style-name="rststyle-rststyle-table-4.A1" office:value-type="string">
              <text:p text:style-name="rststyle-textbody">Hata çıktılarıdır.</text:p>
            </table:table-cell>
          </table:table-row>
        </table:table>
        <text:p text:style-name="rststyle-textbody"><text:span text:style-name="rststyle-strong">cat</text:span> komutu ile dosya içeriğini ekrana yazdırabiliriz. Dosya içeriğini <text:span text:style-name="rststyle-strong">$(cat dosya.txt)</text:span> kullanarak değişkene atabiliriz.</text:p>
        <text:p text:style-name="rststyle-textbody">dosya.txt içeriğinin aşağıdaki gibi olduğunu varsayalım.</text:p>
        <ns0:p ns0:style-name="rststyle-codeblock">Merhaba dünya<ns0:line-break/>Selam dünya<ns0:line-break/>sayı:123</ns0:p>
        <text:p text:style-name="rststyle-textbody">Ayağıdaki örnekle dosya içeriğini önce değişkene atayıp sonra değişkeni ekrana yazdırdık.</text:p>
        <ns0:p ns0:style-name="rststyle-codeblock">icerik=$(cat ./dosya.txt)<ns0:line-break/>echo "${icerik}"<ns0:line-break/>-&gt; Merhaba dünya<ns0:line-break/>-&gt; Selam dünya<ns0:line-break/>-&gt; sayı:123</ns0:p>
        <text:span text:style-name="rststyle-name">
          <text:span text:style-name="rststyle-variable">icerik</text:span>
        </text:span>
        <text:span text:style-name="rststyle-operator">=</text:span>
        <text:span text:style-name="rststyle-keyword">$(</text:span>
        <text:span text:style-name="rststyle-keyword">)</text:span>
        <text:span text:style-name="rststyle-name">
          <text:span text:style-name="rststyle-builtin">echo</text:span>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icerik</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p text:style-name="rststyle-textbody"><text:span text:style-name="rststyle-strong">grep "sözcük" dosya.txt</text:span> ile dosya içerisinde sözcük gezen satırları filitreleyebiliriz. Eğer grep komutuna <text:span text:style-name="rststyle-strong">-v</text:span> paraketresi eklersek sadece içermeyenleri filitreler.
Eğer filitrelemede hiçbir satır bulunmuyorsa yanlış döner.</text:p>
        <ns0:p ns0:style-name="rststyle-codeblock">grep "dünya" dosya.txt<ns0:line-break/>-&gt; Merhaba dünya<ns0:line-break/>-&gt; Selam dünya<ns0:line-break/>grep -v "dünya" dosya.txt<ns0:line-break/>-&gt; sayi:123</ns0:p>
        <text:span text:style-name="rststyle-literal">
          <text:span text:style-name="rststyle-string">
            <text:span text:style-name="rststyle-double">"dünya"</text:span>
          </text:span>
        </text:span>
        <text:span text:style-name="rststyle-literal">
          <text:span text:style-name="rststyle-string">
            <text:span text:style-name="rststyle-double">"dünya"</text:span>
          </text:span>
        </text:span>
        <text:p text:style-name="rststyle-textbody">Aşağıdaki tabloda bazı dosya işlemi ifadeleri ve anlamları verilmiştir.</text:p>
        <text:p text:style-name="rststyle-table-title">dosya ifadeleri ve anlamları</text:p>
        <table:table table:name="rststyle-rststyle-table-5" table:style-name="rststyle-rststyle-table-5">
          <text:span text:style-name="rststyle-strong">dosya ifadeleri ve anlamları</text:span>
          <table:table-column table:style-name="rststyle-rststyle-table-5.A"/>
          <table:table-column table:style-name="rststyle-rststyle-table-5.B"/>
          <table:table-column table:style-name="rststyle-rststyle-table-5.C"/>
          <table:table-header-rows>
            <table:table-row>
              <table:table-cell table:style-name="rststyle-rststyle-table-5.A1" office:value-type="string">
                <text:p text:style-name="Table_20_Heading">İfade</text:p>
              </table:table-cell>
              <table:table-cell table:style-name="rststyle-rststyle-table-5.A1" office:value-type="string">
                <text:p text:style-name="Table_20_Heading">Anlamı</text:p>
              </table:table-cell>
              <table:table-cell table:style-name="rststyle-rststyle-table-5.A1" office:value-type="string">
                <text:p text:style-name="Table_20_Heading">Kullanım şekli</text:p>
              </table:table-cell>
            </table:table-row>
          </table:table-header-rows>
          <table:table-row>
            <table:table-cell table:style-name="rststyle-rststyle-table-5.A1" office:value-type="string">
              <text:p text:style-name="rststyle-textbody">&gt;</text:p>
            </table:table-cell>
            <table:table-cell table:style-name="rststyle-rststyle-table-5.A1" office:value-type="string">
              <text:p text:style-name="rststyle-textbody">çıktıyı dosyaya yönlendir (stdout)</text:p>
            </table:table-cell>
            <table:table-cell table:style-name="rststyle-rststyle-table-5.A1" office:value-type="string">
              <text:p text:style-name="rststyle-textbody">echo "Merhaba dünya" &gt; dosya.txt</text:p>
            </table:table-cell>
          </table:table-row>
          <table:table-row>
            <table:table-cell table:style-name="rststyle-rststyle-table-5.A1" office:value-type="string">
              <text:p text:style-name="rststyle-textbody">2&gt;</text:p>
            </table:table-cell>
            <table:table-cell table:style-name="rststyle-rststyle-table-5.A1" office:value-type="string">
              <text:p text:style-name="rststyle-textbody">çıktıyı dosyaya yönlendir (stderr)</text:p>
            </table:table-cell>
            <table:table-cell table:style-name="rststyle-rststyle-table-5.A1" office:value-type="string">
              <text:p text:style-name="rststyle-textbody">ls /olmayan/dizin 2&gt; dosya.txt</text:p>
            </table:table-cell>
          </table:table-row>
          <table:table-row>
            <table:table-cell table:style-name="rststyle-rststyle-table-5.A1" office:value-type="string">
              <text:p text:style-name="rststyle-textbody">&gt;&gt;</text:p>
            </table:table-cell>
            <table:table-cell table:style-name="rststyle-rststyle-table-5.A1" office:value-type="string">
              <text:p text:style-name="rststyle-textbody">çıktıyı dosyaya ekle</text:p>
            </table:table-cell>
            <table:table-cell table:style-name="rststyle-rststyle-table-5.A1" office:value-type="string">
              <text:p text:style-name="rststyle-textbody">echo -n "Merhaba" &gt; dosya.txt &amp;&amp; echo "dünya" &gt;&gt; dosya.txt</text:p>
            </table:table-cell>
          </table:table-row>
          <table:table-row>
            <table:table-cell table:style-name="rststyle-rststyle-table-5.A1" office:value-type="string">
              <text:p text:style-name="rststyle-textbody">&amp;&gt;</text:p>
            </table:table-cell>
            <table:table-cell table:style-name="rststyle-rststyle-table-5.A1" office:value-type="string">
              <text:p text:style-name="rststyle-textbody">çıktıyı yönlendir (stdout ve stderr)</text:p>
            </table:table-cell>
            <table:table-cell table:style-name="rststyle-rststyle-table-5.A1" office:value-type="string">
              <text:p text:style-name="rststyle-textbody">echo "$(cat /olmayan/dosya) deneme" &amp;&gt; dosya.txt</text:p>
            </table:table-cell>
          </table:table-row>
        </table:table>
        <text:p text:style-name="rststyle-textbody">Ayrıca dosyadan veri girişleri için de aşağıda örnekler verilmiştir:</text:p>
        <ns0:p ns0:style-name="rststyle-codeblock"># &lt;&lt;EOF:<ns0:line-break/># EOF ifadesi gelene kadar olan kısmı girdi olarak kullanır:<ns0:line-break/>cat &gt; dosya.txt &lt;&lt;EOF<ns0:line-break/>Merhaba<ns0:line-break/>dünya<ns0:line-break/>EOF<ns0:line-break/># &lt; dosya.txt<ns0:line-break/># Bir dosyayı girdi olarak kullanır:<ns0:line-break/>while read line ; do<ns0:line-break/><ns0:s ns0:c="4"/>echo ${line:2:5}<ns0:line-break/>done &lt; dosxa.txt</ns0:p>
        <text:span text:style-name="rststyle-comment">
          <text:span text:style-name="rststyle-single"># &lt;&lt;EOF:
# EOF ifadesi gelene kadar olan kısmı girdi olarak kullanır:
</text:span>
        </text:span>
        <text:span text:style-name="rststyle-literal">
          <text:span text:style-name="rststyle-string">&lt;&lt;EOF
Merhaba
dünya
EOF</text:span>
        </text:span>
        <text:span text:style-name="rststyle-comment">
          <text:span text:style-name="rststyle-single"># &lt; dosya.txt
# Bir dosyayı girdi olarak kullanır:
</text:span>
        </text:span>
        <text:span text:style-name="rststyle-keyword">while</text:span>
        <text:span text:style-name="rststyle-name">
          <text:span text:style-name="rststyle-builtin">read</text:span>
        </text:span>
        <text:span text:style-name="rststyle-punctuation">;</text:span>
        <text:span text:style-name="rststyle-keyword">do</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line</text:span>
        </text:span>
        <text:span text:style-name="rststyle-punctuation">:</text:span>
        <text:span text:style-name="rststyle-name">
          <text:span text:style-name="rststyle-variable">2</text:span>
        </text:span>
        <text:span text:style-name="rststyle-punctuation">:</text:span>
        <text:span text:style-name="rststyle-name">
          <text:span text:style-name="rststyle-variable">5</text:span>
        </text:span>
        <text:span text:style-name="rststyle-literal">
          <text:span text:style-name="rststyle-string">
            <text:span text:style-name="rststyle-interpol">}</text:span>
          </text:span>
        </text:span>
        <text:span text:style-name="rststyle-keyword">done</text:span>
        <text:p text:style-name="rststyle-textbody"><text:span text:style-name="rststyle-strong">/dev/null</text:span> içine atılan çıktılar yok edilir. <text:span text:style-name="rststyle-strong">/dev/stderr</text:span> içine atılan çıktılar ise hata çıktısı olur.</text:p>
      </text:section>
      <text:section text:name="Section12" text:style-name="Sect1">
        <text:h text:outline-level="1" text:style-name="rststyle-heading1">Boru hattı</text:h>
        <text:p text:style-name="rststyle-textbody">Bash betiklerinde <text:span text:style-name="rststyle-strong">stdin</text:span> yerine bir önceki komutun çıktısını kullanmak için boru hattı açabiliriz. Boru hattı açmak için iki komutun arasına <text:span text:style-name="rststyle-strong">|</text:span> işareti koyulur. Boru hattında soldan sağa doğru çıktı akışı vardır. Boru hattından sadece <text:span text:style-name="rststyle-strong">stdout</text:span> çıktısı geçmektedir. Eğer <text:span text:style-name="rststyle-strong">stderr</text:span> çıktısını da boru hattından geçirmek istiyorsanız <text:span text:style-name="rststyle-strong">|&amp;</text:span> kullanmalısınız.</text:p>
        <ns0:p ns0:style-name="rststyle-codeblock">topla(){<ns0:line-break/><ns0:s ns0:c="4"/>read sayi1<ns0:line-break/><ns0:s ns0:c="4"/>read sayi2<ns0:line-break/><ns0:s ns0:c="4"/>echo $((${sayi1}+${sayi2}))<ns0:line-break/>}<ns0:line-break/>topla<ns0:line-break/>&lt;- 12<ns0:line-break/>&lt;- 25<ns0:line-break/>-&gt; 37<ns0:line-break/>sayiyaz(){<ns0:line-break/><ns0:s ns0:c="4"/>echo 12<ns0:line-break/><ns0:s ns0:c="4"/>echo 25<ns0:line-break/>}<ns0:line-break/><ns0:s ns0:c="1"/>sayiyaz | topla<ns0:line-break/>-&gt; 37</ns0:p>
        <text:span text:style-name="rststyle-operator">(){</text:span>
        <text:span text:style-name="rststyle-name">
          <text:span text:style-name="rststyle-builtin">read</text:span>
        </text:span>
        <text:span text:style-name="rststyle-name">
          <text:span text:style-name="rststyle-builtin">read</text:span>
        </text:span>
        <text:span text:style-name="rststyle-name">
          <text:span text:style-name="rststyle-builtin">echo</text:span>
        </text:span>
        <text:span text:style-name="rststyle-keyword">$((</text:span>
        <text:span text:style-name="rststyle-literal">
          <text:span text:style-name="rststyle-string">
            <text:span text:style-name="rststyle-interpol">${</text:span>
          </text:span>
        </text:span>
        <text:span text:style-name="rststyle-name">
          <text:span text:style-name="rststyle-variable">sayi1</text:span>
        </text:span>
        <text:span text:style-name="rststyle-literal">
          <text:span text:style-name="rststyle-string">
            <text:span text:style-name="rststyle-interpol">}</text:span>
          </text:span>
        </text:span>
        <text:span text:style-name="rststyle-operator">+</text:span>
        <text:span text:style-name="rststyle-literal">
          <text:span text:style-name="rststyle-string">
            <text:span text:style-name="rststyle-interpol">${</text:span>
          </text:span>
        </text:span>
        <text:span text:style-name="rststyle-name">
          <text:span text:style-name="rststyle-variable">sayi2</text:span>
        </text:span>
        <text:span text:style-name="rststyle-literal">
          <text:span text:style-name="rststyle-string">
            <text:span text:style-name="rststyle-interpol">}</text:span>
          </text:span>
        </text:span>
        <text:span text:style-name="rststyle-keyword">))</text:span>
        <text:span text:style-name="rststyle-operator">}</text:span>
        <text:span text:style-name="rststyle-literal">
          <text:span text:style-name="rststyle-number">12</text:span>
        </text:span>
        <text:span text:style-name="rststyle-literal">
          <text:span text:style-name="rststyle-number">25</text:span>
        </text:span>
        <text:span text:style-name="rststyle-literal">
          <text:span text:style-name="rststyle-number">37</text:span>
        </text:span>
        <text:span text:style-name="rststyle-operator">(){</text:span>
        <text:span text:style-name="rststyle-name">
          <text:span text:style-name="rststyle-builtin">echo</text:span>
        </text:span>
        <text:span text:style-name="rststyle-literal">
          <text:span text:style-name="rststyle-number">12</text:span>
        </text:span>
        <text:span text:style-name="rststyle-name">
          <text:span text:style-name="rststyle-builtin">echo</text:span>
        </text:span>
        <text:span text:style-name="rststyle-literal">
          <text:span text:style-name="rststyle-number">25</text:span>
        </text:span>
        <text:span text:style-name="rststyle-operator">}</text:span>
        <text:span text:style-name="rststyle-punctuation">|</text:span>
        <text:span text:style-name="rststyle-literal">
          <text:span text:style-name="rststyle-number">37</text:span>
        </text:span>
      </text:section>
      <text:section text:name="Section13" text:style-name="Sect1">
        <text:h text:outline-level="1" text:style-name="rststyle-heading1">Kod bloğu</text:h>
        <text:p text:style-name="rststyle-textbody"><text:span text:style-name="rststyle-strong">{</text:span> ile <text:span text:style-name="rststyle-strong">}</text:span> arasına yazılan kodlar birer kod bloğudur. Kod blokları fonksionların aksine argument almazlar ve bir isme sahip değillerdir. Kod blokları tanımlandığı yerde çalıştırılırlar. Kod bloğuna boru hattı ile veri girişi ve çıkışı yapılabilir.</text:p>
        <ns0:p ns0:style-name="rststyle-codeblock">cikart(){<ns0:line-break/><ns0:s ns0:c="4"/>read sayi1<ns0:line-break/><ns0:s ns0:c="4"/>read sayi2<ns0:line-break/><ns0:s ns0:c="4"/>echo $((${sayi1}-${sayi2}))<ns0:line-break/>}<ns0:line-break/>cikart<ns0:line-break/>&lt;- 25<ns0:line-break/>&lt;- 12<ns0:line-break/>-&gt; 13<ns0:line-break/>{<ns0:line-break/><ns0:s ns0:c="4"/>echo 25<ns0:line-break/><ns0:s ns0:c="4"/>echo 12<ns0:line-break/>} | cikart<ns0:line-break/>-&gt; 13<ns0:line-break/># veya kısaca şu şekilde de yapılabilir.<ns0:line-break/>{ echo 25 ; echo 12 ; } | cikart<ns0:line-break/>-&gt; 13</ns0:p>
        <text:span text:style-name="rststyle-operator">(){</text:span>
        <text:span text:style-name="rststyle-name">
          <text:span text:style-name="rststyle-builtin">read</text:span>
        </text:span>
        <text:span text:style-name="rststyle-name">
          <text:span text:style-name="rststyle-builtin">read</text:span>
        </text:span>
        <text:span text:style-name="rststyle-name">
          <text:span text:style-name="rststyle-builtin">echo</text:span>
        </text:span>
        <text:span text:style-name="rststyle-keyword">$((</text:span>
        <text:span text:style-name="rststyle-literal">
          <text:span text:style-name="rststyle-string">
            <text:span text:style-name="rststyle-interpol">${</text:span>
          </text:span>
        </text:span>
        <text:span text:style-name="rststyle-name">
          <text:span text:style-name="rststyle-variable">sayi1</text:span>
        </text:span>
        <text:span text:style-name="rststyle-literal">
          <text:span text:style-name="rststyle-string">
            <text:span text:style-name="rststyle-interpol">}</text:span>
          </text:span>
        </text:span>
        <text:span text:style-name="rststyle-operator">-</text:span>
        <text:span text:style-name="rststyle-literal">
          <text:span text:style-name="rststyle-string">
            <text:span text:style-name="rststyle-interpol">${</text:span>
          </text:span>
        </text:span>
        <text:span text:style-name="rststyle-name">
          <text:span text:style-name="rststyle-variable">sayi2</text:span>
        </text:span>
        <text:span text:style-name="rststyle-literal">
          <text:span text:style-name="rststyle-string">
            <text:span text:style-name="rststyle-interpol">}</text:span>
          </text:span>
        </text:span>
        <text:span text:style-name="rststyle-keyword">))</text:span>
        <text:span text:style-name="rststyle-operator">}</text:span>
        <text:span text:style-name="rststyle-literal">
          <text:span text:style-name="rststyle-number">25</text:span>
        </text:span>
        <text:span text:style-name="rststyle-literal">
          <text:span text:style-name="rststyle-number">12</text:span>
        </text:span>
        <text:span text:style-name="rststyle-literal">
          <text:span text:style-name="rststyle-number">13</text:span>
        </text:span>
        <text:span text:style-name="rststyle-operator">{</text:span>
        <text:span text:style-name="rststyle-name">
          <text:span text:style-name="rststyle-builtin">echo</text:span>
        </text:span>
        <text:span text:style-name="rststyle-literal">
          <text:span text:style-name="rststyle-number">25</text:span>
        </text:span>
        <text:span text:style-name="rststyle-name">
          <text:span text:style-name="rststyle-builtin">echo</text:span>
        </text:span>
        <text:span text:style-name="rststyle-literal">
          <text:span text:style-name="rststyle-number">12</text:span>
        </text:span>
        <text:span text:style-name="rststyle-operator">}</text:span>
        <text:span text:style-name="rststyle-punctuation">|</text:span>
        <text:span text:style-name="rststyle-literal">
          <text:span text:style-name="rststyle-number">13</text:span>
        </text:span>
        <text:span text:style-name="rststyle-comment">
          <text:span text:style-name="rststyle-single"># veya kısaca şu şekilde de yapılabilir.
</text:span>
        </text:span>
        <text:span text:style-name="rststyle-operator">{</text:span>
        <text:span text:style-name="rststyle-name">
          <text:span text:style-name="rststyle-builtin">echo</text:span>
        </text:span>
        <text:span text:style-name="rststyle-literal">
          <text:span text:style-name="rststyle-number">25</text:span>
        </text:span>
        <text:span text:style-name="rststyle-punctuation">;</text:span>
        <text:span text:style-name="rststyle-name">
          <text:span text:style-name="rststyle-builtin">echo</text:span>
        </text:span>
        <text:span text:style-name="rststyle-literal">
          <text:span text:style-name="rststyle-number">12</text:span>
        </text:span>
        <text:span text:style-name="rststyle-punctuation">;</text:span>
        <text:span text:style-name="rststyle-operator">}</text:span>
        <text:span text:style-name="rststyle-punctuation">|</text:span>
        <text:span text:style-name="rststyle-literal">
          <text:span text:style-name="rststyle-number">13</text:span>
        </text:span>
      </text:section>
      <text:section text:name="Section14" text:style-name="Sect1">
        <text:h text:outline-level="1" text:style-name="rststyle-heading1">Birden çok dosya ile çalışmak</text:h>
        <text:p text:style-name="rststyle-textbody">Bash betikleri içerisinde diğer bash betiği dosyasını kullanmak için <text:span text:style-name="rststyle-strong">source</text:span> yada <text:span text:style-name="rststyle-strong">.</text:span> ifadeleri kullanılır. Diğer betik eklendiği zaman içerisinde tanımlanmış olan değişkenler ve fonksionlar kullanılabilir olur.</text:p>
        <text:p text:style-name="rststyle-textbody">Örneğin deneme.sh dosyamızın içeriği aşağıdaki gibi olsun:</text:p>
        <ns0:p ns0:style-name="rststyle-codeblock">mesaj="Selam"<ns0:line-break/>merhaba(){<ns0:line-break/><ns0:s ns0:c="4"/>echo ${mesaj}<ns0:line-break/>}<ns0:line-break/>echo "deneme yüklendi"</ns0:p>
        <text:span text:style-name="rststyle-name">
          <text:span text:style-name="rststyle-variable">mesaj</text:span>
        </text:span>
        <text:span text:style-name="rststyle-operator">=</text:span>
        <text:span text:style-name="rststyle-literal">
          <text:span text:style-name="rststyle-string">
            <text:span text:style-name="rststyle-double">"Selam"</text:span>
          </text:span>
        </text:span>
        <text:span text:style-name="rststyle-operator">(){</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mesaj</text:span>
        </text:span>
        <text:span text:style-name="rststyle-literal">
          <text:span text:style-name="rststyle-string">
            <text:span text:style-name="rststyle-interpol">}</text:span>
          </text:span>
        </text:span>
        <text:span text:style-name="rststyle-operator">}</text:span>
        <text:span text:style-name="rststyle-name">
          <text:span text:style-name="rststyle-builtin">echo</text:span>
        </text:span>
        <text:span text:style-name="rststyle-literal">
          <text:span text:style-name="rststyle-string">
            <text:span text:style-name="rststyle-double">"deneme yüklendi"</text:span>
          </text:span>
        </text:span>
        <text:p text:style-name="rststyle-textbody">Asıl betiğimizin içeriği de aşağıdaki gibi olsun.</text:p>
        <ns0:p ns0:style-name="rststyle-codeblock">source deneme.sh # deneme.sh dosyası çalıştırılır.<ns0:line-break/>merhaba<ns0:line-break/>-&gt; deneme yüklendi<ns0:line-break/>-&gt; Selam</ns0:p>
        <text:span text:style-name="rststyle-name">
          <text:span text:style-name="rststyle-builtin">source</text:span>
        </text:span>
        <text:span text:style-name="rststyle-comment">
          <text:span text:style-name="rststyle-single"># deneme.sh dosyası çalıştırılır.
</text:span>
        </text:span>
        <text:p text:style-name="rststyle-textbody">Ayrıca bir komutun çıktısını da betiğe eklemek mümkündür. Bunun için <text:span text:style-name="rststyle-strong">&lt;(komut)</text:span> ifadesi kullanılır. Aşağıda bununla ilgili bir örnek verilmiştir.</text:p>
        <ns0:p ns0:style-name="rststyle-codeblock">source &lt;(curl https://gitlab.com/sulincix/outher/-/raw/gh-pages/deneme.sh) # Örnekteki adrese takılmayın :D<ns0:line-break/>merhaba<ns0:line-break/>merhaba2<ns0:line-break/>echo ${sayi}<ns0:line-break/>-&gt; Merhaba dünya<ns0:line-break/>-&gt; 50<ns0:line-break/>-&gt; 100</ns0:p>
        <text:span text:style-name="rststyle-name">
          <text:span text:style-name="rststyle-builtin">source</text:span>
        </text:span>
        <text:span text:style-name="rststyle-operator">(</text:span>
        <text:span text:style-name="rststyle-operator">)</text:span>
        <text:span text:style-name="rststyle-comment">
          <text:span text:style-name="rststyle-single"># Örnekteki adrese takılmayın :D
</text:span>
        </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literal">
          <text:span text:style-name="rststyle-number">50</text:span>
        </text:span>
        <text:span text:style-name="rststyle-literal">
          <text:span text:style-name="rststyle-number">100</text:span>
        </text:span>
      </text:section>
    </office:text>
  </office:body>
</office:document-content>
</file>

<file path=styles.xml><?xml version="1.0" encoding="utf-8"?>
<ns0:document-styles xmlns:ns0="urn:oasis:names:tc:opendocument:xmlns:office:1.0" xmlns:ns1="http://www.w3.org/2003/g/data-view#" xmlns:ns2="urn:oasis:names:tc:opendocument:xmlns:style:1.0" xmlns:ns3="urn:oasis:names:tc:opendocument:xmlns:svg-compatible:1.0" xmlns:ns4="urn:oasis:names:tc:opendocument:xmlns:drawing:1.0" xmlns:ns5="urn:oasis:names:tc:opendocument:xmlns:xsl-fo-compatible:1.0" xmlns:ns6="urn:oasis:names:tc:opendocument:xmlns:table:1.0" xmlns:ns7="urn:oasis:names:tc:opendocument:xmlns:text:1.0" ns0:version="1.2" ns1:transformation="http://docs.oasis-open.org/office/1.2/xslt/odf2rdf.xsl">
  <ns0:font-face-decls>
    <ns2:font-face ns2:name="StarSymbol" ns3:font-family="StarSymbol" ns2:font-charset="x-symbol"/>
    <ns2:font-face ns2:name="Nimbus Mono L" ns3:font-family="'Nimbus Mono L'" ns2:font-family-generic="modern" ns2:font-pitch="fixed"/>
    <ns2:font-face ns2:name="DejaVu Sans" ns3:font-family="'DejaVu Sans'" ns2:font-pitch="variable"/>
    <ns2:font-face ns2:name="Nimbus Roman No9 L" ns3:font-family="'Nimbus Roman No9 L'" ns2:font-family-generic="roman" ns2:font-pitch="variable"/>
    <ns2:font-face ns2:name="Nimbus Sans L" ns3:font-family="'Nimbus Sans L'" ns2:font-family-generic="swiss" ns2:font-pitch="variable"/>
  </ns0:font-face-decls>
  <ns0:styles>
    <ns2:default-style ns2:family="graphic">
      <ns2:graphic-properties ns4:shadow-offset-x="0.1181in" ns4:shadow-offset-y="0.1181in" ns4:start-line-spacing-horizontal="0.1114in" ns4:start-line-spacing-vertical="0.1114in" ns4:end-line-spacing-horizontal="0.1114in" ns4:end-line-spacing-vertical="0.1114in" ns2:flow-with-text="false"/>
      <ns2:paragraph-properties ns2:text-autospace="ideograph-alpha" ns2:line-break="strict" ns2:writing-mode="lr-tb" ns2:font-independent-line-spacing="false">
        <ns2:tab-stops/>
      </ns2:paragraph-properties>
      <ns2:text-properties ns2:use-window-font-color="true" ns5:font-size="12pt" ns5:language="en" ns5:country="US" ns2:font-size-asian="12pt" ns2:language-asian="en" ns2:country-asian="US" ns2:font-size-complex="12pt" ns2:language-complex="en" ns2:country-complex="US"/>
    </ns2:default-style>
    <ns2:default-style ns2:family="paragraph">
      <ns2:paragraph-properties ns5:hyphenation-ladder-count="no-limit" ns2:text-autospace="ideograph-alpha" ns2:punctuation-wrap="hanging" ns2:line-break="strict" ns2:tab-stop-distance="0.4925in" ns2:writing-mode="lr-tb"/>
      <ns2:text-properties ns2:use-window-font-color="true" ns2:font-name="Nimbus Roman No9 L" ns5:font-size="12pt" ns5:language="en" ns5:country="US" ns2:font-name-asian="DejaVu Sans" ns2:font-size-asian="12pt" ns2:language-asian="en" ns2:country-asian="US" ns2:font-name-complex="DejaVu Sans" ns2:font-size-complex="12pt" ns2:language-complex="en" ns2:country-complex="US" ns5:hyphenate="false" ns5:hyphenation-remain-char-count="2" ns5:hyphenation-push-char-count="2"/>
    </ns2:default-style>
    <ns2:default-style ns2:family="table">
      <ns2:table-properties ns6:border-model="collapsing"/>
    </ns2:default-style>
    <ns2:default-style ns2:family="table-row">
      <ns2:table-row-properties ns5:keep-together="auto"/>
    </ns2:default-style>
    <ns2:style ns2:name="Standard" ns2:family="paragraph" ns2:class="text"/>
    <ns2:style ns2:name="Text_20_body" ns2:display-name="Text body" ns2:family="paragraph" ns2:parent-style-name="Standard" ns2:class="text">
      <ns2:paragraph-properties ns5:margin-top="0in" ns5:margin-bottom="0.0835in"/>
    </ns2:style>
    <ns2:style ns2:name="Text_20_body_20_indent" ns2:display-name="Text body indent" ns2:family="paragraph" ns2:parent-style-name="Text_20_body" ns2:class="text">
      <ns2:paragraph-properties ns5:margin-left="0.1965in" ns5:margin-right="0in" ns5:text-indent="0in" ns2:auto-text-indent="false"/>
    </ns2:style>
    <ns2:style ns2:name="Heading" ns2:family="paragraph" ns2:parent-style-name="Standard" ns2:next-style-name="Text_20_body" ns2:class="text">
      <ns2:paragraph-properties ns5:margin-top="0.1665in" ns5:margin-bottom="0.0835in" ns5:keep-with-next="always"/>
      <ns2:text-properties ns2:font-name="Nimbus Sans L" ns5:font-size="14pt" ns2:font-name-asian="DejaVu Sans" ns2:font-size-asian="14pt" ns2:font-name-complex="DejaVu Sans" ns2:font-size-complex="14pt"/>
    </ns2:style>
    <ns2:style ns2:name="Heading_20_1" ns2:display-name="Heading 1" ns2:family="paragraph" ns2:parent-style-name="Heading" ns2:next-style-name="Text_20_body" ns2:default-outline-level="1" ns2:class="text">
      <ns2:text-properties ns5:font-size="115%" ns5:font-weight="bold" ns2:font-size-asian="115%" ns2:font-weight-asian="bold" ns2:font-size-complex="115%" ns2:font-weight-complex="bold"/>
    </ns2:style>
    <ns2:style ns2:name="Heading_20_2" ns2:display-name="Heading 2" ns2:family="paragraph" ns2:parent-style-name="Heading" ns2:next-style-name="Text_20_body" ns2:default-outline-level="2" ns2:class="text">
      <ns2:text-properties ns5:font-size="14pt" ns5:font-style="italic" ns5:font-weight="bold" ns2:font-size-asian="14pt" ns2:font-style-asian="italic" ns2:font-weight-asian="bold" ns2:font-size-complex="14pt" ns2:font-style-complex="italic" ns2:font-weight-complex="bold"/>
    </ns2:style>
    <ns2:style ns2:name="Heading_20_3" ns2:display-name="Heading 3" ns2:family="paragraph" ns2:parent-style-name="Heading" ns2:next-style-name="Text_20_body" ns2:default-outline-level="3" ns2:class="text">
      <ns2:text-properties ns5:font-size="14pt" ns5:font-weight="bold" ns2:font-size-asian="14pt" ns2:font-weight-asian="bold" ns2:font-size-complex="14pt" ns2:font-weight-complex="bold"/>
    </ns2:style>
    <ns2:style ns2:name="Heading_20_4" ns2:display-name="Heading 4" ns2:family="paragraph" ns2:parent-style-name="Heading" ns2:next-style-name="Text_20_body" ns2:default-outline-level="4" ns2:class="text">
      <ns2:text-properties ns5:font-size="85%" ns5:font-style="italic" ns5:font-weight="bold" ns2:font-size-asian="85%" ns2:font-style-asian="italic" ns2:font-weight-asian="bold" ns2:font-size-complex="85%" ns2:font-style-complex="italic" ns2:font-weight-complex="bold"/>
    </ns2:style>
    <ns2:style ns2:name="Heading_20_5" ns2:display-name="Heading 5" ns2:family="paragraph" ns2:parent-style-name="Heading" ns2:next-style-name="Text_20_body" ns2:default-outline-level="5" ns2:class="text">
      <ns2:text-properties ns5:font-size="85%" ns5:font-weight="bold" ns2:font-size-asian="85%" ns2:font-weight-asian="bold" ns2:font-size-complex="85%" ns2:font-weight-complex="bold"/>
    </ns2:style>
    <ns2:style ns2:name="Heading_20_6" ns2:display-name="Heading 6" ns2:family="paragraph" ns2:parent-style-name="Heading" ns2:next-style-name="Text_20_body" ns2:default-outline-level="6" ns2:class="text">
      <ns2:text-properties ns5:font-size="75%" ns5:font-weight="bold" ns2:font-size-asian="75%" ns2:font-weight-asian="bold" ns2:font-size-complex="75%" ns2:font-weight-complex="bold"/>
    </ns2:style>
    <ns2:style ns2:name="List" ns2:family="paragraph" ns2:parent-style-name="Text_20_body" ns2:class="list"/>
    <ns2:style ns2:name="Header" ns2:family="paragraph" ns2:parent-style-name="Standard" ns2:class="extra">
      <ns2:paragraph-properties ns7:number-lines="false" ns7:line-number="0">
        <ns2:tab-stops>
          <ns2:tab-stop ns2:position="3.4626in" ns2:type="center"/>
          <ns2:tab-stop ns2:position="6.9252in" ns2:type="right"/>
        </ns2:tab-stops>
      </ns2:paragraph-properties>
    </ns2:style>
    <ns2:style ns2:name="Footer" ns2:family="paragraph" ns2:parent-style-name="Standard" ns2:class="extra">
      <ns2:paragraph-properties ns7:number-lines="false" ns7:line-number="0">
        <ns2:tab-stops>
          <ns2:tab-stop ns2:position="-5871.6862in" ns2:type="center"/>
          <ns2:tab-stop ns2:position="11741.7953in" ns2:type="right"/>
        </ns2:tab-stops>
      </ns2:paragraph-properties>
    </ns2:style>
    <ns2:style ns2:name="Table_20_Contents" ns2:display-name="Table Contents" ns2:family="paragraph" ns2:parent-style-name="Standard" ns2:class="extra">
      <ns2:paragraph-properties ns7:number-lines="false" ns7:line-number="0"/>
    </ns2:style>
    <ns2:style ns2:name="Table_20_Heading" ns2:display-name="Table Heading" ns2:family="paragraph" ns2:parent-style-name="Table_20_Contents" ns2:class="extra">
      <ns2:paragraph-properties ns5:text-align="center" ns2:justify-single-word="false" ns7:number-lines="false" ns7:line-number="0"/>
      <ns2:text-properties ns5:font-style="italic" ns5:font-weight="bold" ns2:font-style-asian="italic" ns2:font-weight-asian="bold" ns2:font-style-complex="italic" ns2:font-weight-complex="bold"/>
    </ns2:style>
    <ns2:style ns2:name="Caption" ns2:family="paragraph" ns2:parent-style-name="Standard" ns2:class="extra">
      <ns2:paragraph-properties ns5:margin-top="0.0835in" ns5:margin-bottom="0.0835in" ns7:number-lines="false" ns7:line-number="0"/>
      <ns2:text-properties ns5:font-size="12pt" ns5:font-style="italic" ns2:font-size-asian="12pt" ns2:font-style-asian="italic" ns2:font-size-complex="12pt" ns2:font-style-complex="italic"/>
    </ns2:style>
    <ns2:style ns2:name="Footnote" ns2:family="paragraph" ns2:parent-style-name="Standard" ns2:class="extra">
      <ns2:paragraph-properties ns5:margin-left="0.1965in" ns5:margin-right="0in" ns5:text-indent="-0.1965in" ns2:auto-text-indent="false" ns7:number-lines="false" ns7:line-number="0"/>
      <ns2:text-properties ns5:font-size="10pt" ns2:font-size-asian="10pt" ns2:font-size-complex="10pt"/>
    </ns2:style>
    <ns2:style ns2:name="Index" ns2:family="paragraph" ns2:parent-style-name="Standard" ns2:class="index">
      <ns2:paragraph-properties ns7:number-lines="false" ns7:line-number="0"/>
    </ns2:style>
    <ns2:style ns2:name="Preformatted_20_Text" ns2:display-name="Preformatted Text" ns2:family="paragraph" ns2:parent-style-name="Standard" ns2:class="html">
      <ns2:paragraph-properties ns5:margin-top="0in" ns5:margin-bottom="0in"/>
      <ns2:text-properties ns2:font-name="Nimbus Mono L" ns5:font-size="10pt" ns2:font-name-asian="Nimbus Mono L" ns2:font-size-asian="10pt" ns2:font-name-complex="Nimbus Mono L" ns2:font-size-complex="10pt"/>
    </ns2:style>
    <ns2:style ns2:name="Horizontal_20_Line" ns2:display-name="Horizontal Line" ns2:family="paragraph" ns2:parent-style-name="Standard" ns2:next-style-name="Text_20_body" ns2:class="html">
      <ns2:paragraph-properties ns5:margin-top="0in" ns5:margin-bottom="0.1965in" ns2:border-line-width-bottom="0.0008in 0.0138in 0.0008in" ns5:padding="0in" ns5:border-left="none" ns5:border-right="none" ns5:border-top="none" ns5:border-bottom="0.0154in double #808080" ns7:number-lines="false" ns7:line-number="0" ns2:join-border="false"/>
      <ns2:text-properties ns5:font-size="6pt" ns2:font-size-asian="6pt" ns2:font-size-complex="6pt"/>
    </ns2:style>
    <ns2:style ns2:name="rststyle-enumitem" ns2:family="paragraph" ns2:parent-style-name="Standard" ns2:list-style-name="rststyle-enumlist">
      <ns2:paragraph-properties ns5:background-color="transparent">
        <ns2:background-image/>
      </ns2:paragraph-properties>
    </ns2:style>
    <ns2:style ns2:name="rststyle-bulletitem" ns2:family="paragraph" ns2:parent-style-name="Standard" ns2:list-style-name="rststyle-bulletlist">
      <ns2:paragraph-properties ns5:background-color="transparent">
        <ns2:background-image/>
      </ns2:paragraph-properties>
    </ns2:style>
    <ns2:style ns2:name="rststyle-blockindent" ns2:family="paragraph">
      <ns2:paragraph-properties ns5:margin-left="0.3937in" ns5:margin-right="0in" ns5:text-indent="0in" ns2:auto-text-indent="false"/>
    </ns2:style>
    <ns2:style ns2:name="rststyle-heading1" ns2:family="paragraph" ns2:parent-style-name="Heading_20_1" ns2:next-style-name="Text_20_body" ns2:default-outline-level="1" ns2:list-style-name="">
      <ns2:paragraph-properties ns5:background-color="transparent">
        <ns2:background-image/>
      </ns2:paragraph-properties>
    </ns2:style>
    <ns2:style ns2:name="rststyle-heading2" ns2:family="paragraph" ns2:parent-style-name="Heading_20_2" ns2:next-style-name="Text_20_body" ns2:default-outline-level="2" ns2:list-style-name=""/>
    <ns2:style ns2:name="rststyle-heading3" ns2:family="paragraph" ns2:parent-style-name="Heading_20_3" ns2:next-style-name="Text_20_body" ns2:default-outline-level="3" ns2:list-style-name=""/>
    <ns2:style ns2:name="rststyle-heading4" ns2:family="paragraph" ns2:parent-style-name="Heading_20_4" ns2:next-style-name="Text_20_body" ns2:default-outline-level="4" ns2:list-style-name=""/>
    <ns2:style ns2:name="rststyle-heading5" ns2:family="paragraph" ns2:parent-style-name="Heading_20_5" ns2:next-style-name="Text_20_body" ns2:default-outline-level="5" ns2:list-style-name=""/>
    <ns2:style ns2:name="rststyle-blockquote" ns2:family="paragraph" ns2:parent-style-name="Text_20_body" ns2:class="text">
      <ns2:paragraph-properties ns5:margin-left="0.4in" ns5:margin-right="0.8in" ns5:text-align="start" ns2:justify-single-word="false" ns5:text-indent="0in" ns2:auto-text-indent="false" ns5:background-color="transparent">
        <ns2:background-image/>
      </ns2:paragraph-properties>
    </ns2:style>
    <ns2:style ns2:name="rststyle-bodyindent" ns2:family="paragraph" ns2:parent-style-name="Text_20_body_20_indent">
      <ns2:paragraph-properties ns5:margin-left="0.3937in" ns5:margin-right="0in" ns5:text-indent="0in" ns2:auto-text-indent="false"/>
    </ns2:style>
    <ns2:style ns2:name="rststyle-horizontalline" ns2:family="paragraph" ns2:parent-style-name="Horizontal_20_Line"/>
    <ns2:style ns2:name="rststyle-textbody" ns2:family="paragraph" ns2:parent-style-name="Text_20_body"/>
    <ns2:style ns2:name="rststyle-centeredtextbody" ns2:family="paragraph" ns2:parent-style-name="rststyle-textbody">
      <ns2:paragraph-properties ns5:text-align="center" ns2:justify-single-word="false" ns5:background-color="transparent">
        <ns2:background-image/>
      </ns2:paragraph-properties>
    </ns2:style>
    <ns2:style ns2:name="rststyle-caption" ns2:family="paragraph" ns2:parent-style-name="Caption">
      <ns2:paragraph-properties ns5:background-color="transparent">
        <ns2:background-image/>
      </ns2:paragraph-properties>
    </ns2:style>
    <ns2:style ns2:name="rststyle-codeblock" ns2:family="paragraph" ns2:parent-style-name="Preformatted_20_Text">
      <ns2:paragraph-properties ns5:margin-left="0.1965in" ns5:margin-right="0in" ns5:margin-top="0.0598in" ns5:margin-bottom="0.0598in" ns5:text-indent="0in" ns2:auto-text-indent="false" ns5:background-color="#ccffff" ns5:padding="0.0201in" ns5:border="0.0008in solid #000000" ns2:shadow="none">
        <ns2:background-image/>
      </ns2:paragraph-properties>
    </ns2:style>
    <ns2:style ns2:name="rststyle-table-title" ns2:family="paragraph" ns2:parent-style-name="Heading_20_3" ns2:default-outline-level="1" ns2:list-style-name="">
      <ns2:paragraph-properties ns5:text-align="center" ns2:justify-single-word="false"/>
    </ns2:style>
    <ns2:style ns2:name="rststyle-footer" ns2:family="paragraph" ns2:parent-style-name="Footer"/>
    <ns2:style ns2:name="rststyle-header" ns2:family="paragraph" ns2:parent-style-name="Header" ns2:master-page-name="">
      <ns2:paragraph-properties ns2:page-number="auto" ns5:background-color="transparent">
        <ns2:background-image/>
      </ns2:paragraph-properties>
    </ns2:style>
    <ns2:style ns2:name="rststyle-footnote" ns2:family="paragraph" ns2:parent-style-name="Footnote"/>
    <ns2:style ns2:name="rststyle-attribution" ns2:family="paragraph" ns2:parent-style-name="rststyle-blockquote">
      <ns2:paragraph-properties ns5:text-align="end" ns2:justify-single-word="false" ns5:background-color="transparent">
        <ns2:background-image/>
      </ns2:paragraph-properties>
      <ns2:text-properties ns5:font-style="italic" ns5:font-weight="bold"/>
    </ns2:style>
    <ns2:style ns2:name="rststyle-epigraph" ns2:family="paragraph" ns2:parent-style-name="rststyle-blockquote">
      <ns2:paragraph-properties ns5:text-align="start" ns2:justify-single-word="false" ns5:background-color="transparent">
        <ns2:background-image/>
      </ns2:paragraph-properties>
      <ns2:text-properties ns5:font-style="italic"/>
    </ns2:style>
    <ns2:style ns2:name="rststyle-highlights" ns2:family="paragraph" ns2:parent-style-name="rststyle-blockquote">
      <ns2:paragraph-properties ns5:background-color="transparent">
        <ns2:background-image/>
      </ns2:paragraph-properties>
    </ns2:style>
    <ns2:style ns2:name="rststyle-blockquote-bulletitem" ns2:family="paragraph" ns2:parent-style-name="Standard">
      <ns2:paragraph-properties ns5:margin-left="0.4in" ns5:margin-right="0.8in" ns5:text-indent="0in" ns2:auto-text-indent="false" ns5:background-color="transparent">
        <ns2:background-image/>
      </ns2:paragraph-properties>
    </ns2:style>
    <ns2:style ns2:name="rststyle-blockquote-enumitem" ns2:family="paragraph" ns2:parent-style-name="Standard">
      <ns2:paragraph-properties ns5:margin-left="0.4in" ns5:margin-right="0.8in" ns5:text-indent="0in" ns2:auto-text-indent="false" ns5:background-color="transparent">
        <ns2:background-image/>
      </ns2:paragraph-properties>
    </ns2:style>
    <ns2:style ns2:name="rststyle-highlights-bulletitem" ns2:family="paragraph" ns2:parent-style-name="Standard">
      <ns2:paragraph-properties ns5:margin-left="0.7874in" ns5:margin-right="0.7874in" ns5:text-indent="0in" ns2:auto-text-indent="false" ns5:background-color="transparent">
        <ns2:background-image/>
      </ns2:paragraph-properties>
    </ns2:style>
    <ns2:style ns2:name="rststyle-highlights-enumitem" ns2:family="paragraph" ns2:parent-style-name="Standard">
      <ns2:paragraph-properties ns5:margin-left="0.7874in" ns5:margin-right="0.7874in" ns5:text-indent="0in" ns2:auto-text-indent="false" ns5:background-color="transparent">
        <ns2:background-image/>
      </ns2:paragraph-properties>
    </ns2:style>
    <ns2:style ns2:name="rststyle-epigraph-bulletitem" ns2:family="paragraph" ns2:parent-style-name="Standard">
      <ns2:paragraph-properties ns5:margin-left="0.7874in" ns5:margin-right="0.7874in" ns5:text-indent="0in" ns2:auto-text-indent="false" ns5:background-color="transparent">
        <ns2:background-image/>
      </ns2:paragraph-properties>
    </ns2:style>
    <ns2:style ns2:name="rststyle-epigraph-enumitem" ns2:family="paragraph" ns2:parent-style-name="Standard">
      <ns2:paragraph-properties ns5:margin-left="0.7874in" ns5:margin-right="0.7874in" ns5:text-indent="0in" ns2:auto-text-indent="false" ns5:background-color="transparent">
        <ns2:background-image/>
      </ns2:paragraph-properties>
    </ns2:style>
    <ns2:style ns2:name="rststyle-admon-warning-hdr" ns2:family="paragraph" ns2:parent-style-name="rststyle-textbody">
      <ns2:paragraph-properties ns5:text-align="center" ns2:justify-single-word="false"/>
      <ns2:text-properties ns5:font-weight="bold"/>
    </ns2:style>
    <ns2:style ns2:name="rststyle-admon-warning-body" ns2:family="paragraph" ns2:parent-style-name="rststyle-textbody">
      <ns2:paragraph-properties ns5:margin-left="0.7874in" ns5:margin-right="0.7874in" ns5:text-indent="0in" ns2:auto-text-indent="false"/>
      <ns2:text-properties ns5:font-style="italic"/>
    </ns2:style>
    <ns2:style ns2:name="rststyle-admon-attention-hdr" ns2:family="paragraph" ns2:parent-style-name="rststyle-textbody">
      <ns2:paragraph-properties ns5:text-align="center" ns2:justify-single-word="false"/>
      <ns2:text-properties ns5:font-weight="bold"/>
    </ns2:style>
    <ns2:style ns2:name="rststyle-admon-attention-body" ns2:family="paragraph" ns2:parent-style-name="rststyle-textbody">
      <ns2:paragraph-properties ns5:margin-left="0.7874in" ns5:margin-right="0.7874in" ns5:text-indent="0in" ns2:auto-text-indent="false"/>
      <ns2:text-properties ns5:font-style="italic"/>
    </ns2:style>
    <ns2:style ns2:name="rststyle-admon-caution-hdr" ns2:family="paragraph" ns2:parent-style-name="rststyle-textbody">
      <ns2:paragraph-properties ns5:text-align="center" ns2:justify-single-word="false"/>
      <ns2:text-properties ns5:font-weight="bold"/>
    </ns2:style>
    <ns2:style ns2:name="rststyle-admon-caution-body" ns2:family="paragraph" ns2:parent-style-name="rststyle-textbody">
      <ns2:paragraph-properties ns5:margin-left="0.7874in" ns5:margin-right="0.7874in" ns5:text-indent="0in" ns2:auto-text-indent="false"/>
      <ns2:text-properties ns5:font-style="italic"/>
    </ns2:style>
    <ns2:style ns2:name="rststyle-admon-danger-hdr" ns2:family="paragraph" ns2:parent-style-name="rststyle-textbody">
      <ns2:paragraph-properties ns5:text-align="center" ns2:justify-single-word="false"/>
      <ns2:text-properties ns5:font-weight="bold"/>
    </ns2:style>
    <ns2:style ns2:name="rststyle-admon-danger-body" ns2:family="paragraph" ns2:parent-style-name="rststyle-textbody">
      <ns2:paragraph-properties ns5:margin-left="0.7874in" ns5:margin-right="0.7874in" ns5:text-indent="0in" ns2:auto-text-indent="false"/>
      <ns2:text-properties ns5:font-style="italic"/>
    </ns2:style>
    <ns2:style ns2:name="rststyle-admon-error-hdr" ns2:family="paragraph" ns2:parent-style-name="rststyle-textbody">
      <ns2:paragraph-properties ns5:text-align="center" ns2:justify-single-word="false"/>
      <ns2:text-properties ns5:font-weight="bold"/>
    </ns2:style>
    <ns2:style ns2:name="rststyle-admon-error-body" ns2:family="paragraph" ns2:parent-style-name="rststyle-textbody">
      <ns2:paragraph-properties ns5:margin-left="0.7874in" ns5:margin-right="0.7874in" ns5:text-indent="0in" ns2:auto-text-indent="false"/>
      <ns2:text-properties ns5:font-style="italic"/>
    </ns2:style>
    <ns2:style ns2:name="rststyle-admon-hint-hdr" ns2:family="paragraph" ns2:parent-style-name="rststyle-textbody">
      <ns2:paragraph-properties ns5:text-align="center" ns2:justify-single-word="false"/>
      <ns2:text-properties ns5:font-weight="bold"/>
    </ns2:style>
    <ns2:style ns2:name="rststyle-admon-hint-body" ns2:family="paragraph" ns2:parent-style-name="rststyle-textbody">
      <ns2:paragraph-properties ns5:margin-left="0.7874in" ns5:margin-right="0.7874in" ns5:text-indent="0in" ns2:auto-text-indent="false"/>
      <ns2:text-properties ns5:font-style="italic"/>
    </ns2:style>
    <ns2:style ns2:name="rststyle-admon-important-hdr" ns2:family="paragraph" ns2:parent-style-name="rststyle-textbody">
      <ns2:paragraph-properties ns5:text-align="center" ns2:justify-single-word="false"/>
      <ns2:text-properties ns5:font-weight="bold"/>
    </ns2:style>
    <ns2:style ns2:name="rststyle-admon-important-body" ns2:family="paragraph" ns2:parent-style-name="rststyle-textbody">
      <ns2:paragraph-properties ns5:margin-left="0.7874in" ns5:margin-right="0.7874in" ns5:text-indent="0in" ns2:auto-text-indent="false"/>
      <ns2:text-properties ns5:font-style="italic"/>
    </ns2:style>
    <ns2:style ns2:name="rststyle-admon-note-hdr" ns2:family="paragraph" ns2:parent-style-name="rststyle-textbody">
      <ns2:paragraph-properties ns5:text-align="center" ns2:justify-single-word="false"/>
      <ns2:text-properties ns5:font-weight="bold"/>
    </ns2:style>
    <ns2:style ns2:name="rststyle-admon-note-body" ns2:family="paragraph" ns2:parent-style-name="rststyle-textbody">
      <ns2:paragraph-properties ns5:margin-left="0.7874in" ns5:margin-right="0.7874in" ns5:text-indent="0in" ns2:auto-text-indent="false"/>
      <ns2:text-properties ns5:font-style="italic"/>
    </ns2:style>
    <ns2:style ns2:name="rststyle-admon-tip-hdr" ns2:family="paragraph" ns2:parent-style-name="rststyle-textbody">
      <ns2:paragraph-properties ns5:text-align="center" ns2:justify-single-word="false"/>
      <ns2:text-properties ns5:font-weight="bold"/>
    </ns2:style>
    <ns2:style ns2:name="rststyle-admon-tip-body" ns2:family="paragraph" ns2:parent-style-name="rststyle-textbody">
      <ns2:paragraph-properties ns5:margin-left="0.7874in" ns5:margin-right="0.7874in" ns5:text-indent="0in" ns2:auto-text-indent="false"/>
      <ns2:text-properties ns5:font-style="italic"/>
    </ns2:style>
    <ns2:style ns2:name="rststyle-admon-generic-hdr" ns2:family="paragraph" ns2:parent-style-name="rststyle-textbody">
      <ns2:paragraph-properties ns5:text-align="center" ns2:justify-single-word="false"/>
      <ns2:text-properties ns5:font-weight="bold"/>
    </ns2:style>
    <ns2:style ns2:name="rststyle-admon-generic-body" ns2:family="paragraph" ns2:parent-style-name="rststyle-textbody">
      <ns2:paragraph-properties ns5:margin-left="0.7874in" ns5:margin-right="0.7874in" ns5:text-indent="0in" ns2:auto-text-indent="false"/>
      <ns2:text-properties ns5:font-style="italic"/>
    </ns2:style>
    <ns2:style ns2:name="rststyle-rubric" ns2:family="paragraph" ns2:parent-style-name="Heading_20_3" ns2:default-outline-level="1" ns2:list-style-name="">
      <ns2:paragraph-properties ns5:background-color="transparent">
        <ns2:background-image/>
      </ns2:paragraph-properties>
      <ns2:text-properties ns5:color="#ff3366"/>
    </ns2:style>
    <ns2:style ns2:name="rststyle-heading6" ns2:family="paragraph" ns2:parent-style-name="Heading_20_6" ns2:next-style-name="Text_20_body" ns2:default-outline-level="6" ns2:list-style-name=""/>
    <ns2:style ns2:name="rststyle-heading7" ns2:family="paragraph" ns2:parent-style-name="Heading_20_7" ns2:next-style-name="Text_20_body" ns2:default-outline-level="7" ns2:list-style-name="" ns2:master-page-name="">
      <ns2:paragraph-properties ns2:page-number="auto"/>
    </ns2:style>
    <ns2:style ns2:name="Heading_20_7" ns2:display-name="Heading 7" ns2:family="paragraph" ns2:parent-style-name="Heading" ns2:next-style-name="Text_20_body" ns2:default-outline-level="7" ns2:class="text">
      <ns2:text-properties ns5:font-size="75%" ns5:font-weight="bold" ns2:font-size-asian="75%" ns2:font-weight-asian="bold" ns2:font-size-complex="75%" ns2:font-weight-complex="bold"/>
    </ns2:style>
    <ns2:style ns2:name="rststyle-lineblock1" ns2:family="paragraph" ns2:parent-style-name="rststyle-textbody">
      <ns2:paragraph-properties ns5:margin-top="0in" ns5:margin-bottom="0in"/>
    </ns2:style>
    <ns2:style ns2:name="rststyle-lineblock2" ns2:family="paragraph" ns2:parent-style-name="rststyle-textbody">
      <ns2:paragraph-properties ns5:margin-left="0.4in" ns5:margin-right="0in" ns5:margin-top="0in" ns5:margin-bottom="0in" ns5:text-indent="0in" ns2:auto-text-indent="false"/>
    </ns2:style>
    <ns2:style ns2:name="rststyle-lineblock3" ns2:family="paragraph" ns2:parent-style-name="rststyle-textbody">
      <ns2:paragraph-properties ns5:margin-left="0.8in" ns5:margin-right="0in" ns5:margin-top="0in" ns5:margin-bottom="0in" ns5:text-indent="0in" ns2:auto-text-indent="false"/>
    </ns2:style>
    <ns2:style ns2:name="rststyle-lineblock4" ns2:family="paragraph" ns2:parent-style-name="rststyle-textbody">
      <ns2:paragraph-properties ns5:margin-left="1.2in" ns5:margin-right="0in" ns5:margin-top="0in" ns5:margin-bottom="0in" ns5:text-indent="0in" ns2:auto-text-indent="false"/>
    </ns2:style>
    <ns2:style ns2:name="rststyle-lineblock5" ns2:family="paragraph" ns2:parent-style-name="rststyle-textbody">
      <ns2:paragraph-properties ns5:margin-left="1.6in" ns5:margin-right="0in" ns5:margin-top="0in" ns5:margin-bottom="0in" ns5:text-indent="0in" ns2:auto-text-indent="false"/>
    </ns2:style>
    <ns2:style ns2:name="rststyle-lineblock6" ns2:family="paragraph" ns2:parent-style-name="rststyle-textbody">
      <ns2:paragraph-properties ns5:margin-left="2in" ns5:margin-right="0in" ns5:margin-top="0in" ns5:margin-bottom="0in" ns5:text-indent="0in" ns2:auto-text-indent="false"/>
    </ns2:style>
    <ns2:style ns2:name="Title" ns2:family="paragraph" ns2:parent-style-name="Heading" ns2:next-style-name="Subtitle" ns2:class="chapter">
      <ns2:paragraph-properties ns5:text-align="center" ns2:justify-single-word="false"/>
      <ns2:text-properties ns5:font-size="18pt" ns5:font-weight="bold" ns2:font-size-asian="18pt" ns2:font-weight-asian="bold" ns2:font-size-complex="18pt" ns2:font-weight-complex="bold"/>
    </ns2:style>
    <ns2:style ns2:name="Subtitle" ns2:family="paragraph" ns2:parent-style-name="Heading" ns2:next-style-name="Text_20_body" ns2:class="chapter">
      <ns2:paragraph-properties ns5:text-align="center" ns2:justify-single-word="false"/>
      <ns2:text-properties ns5:font-size="14pt" ns5:font-style="italic" ns2:font-size-asian="14pt" ns2:font-style-asian="italic" ns2:font-size-complex="14pt" ns2:font-style-complex="italic"/>
    </ns2:style>
    <ns2:style ns2:name="rststyle-title" ns2:family="paragraph" ns2:parent-style-name="Title"/>
    <ns2:style ns2:name="rststyle-subtitle" ns2:family="paragraph" ns2:parent-style-name="Title">
      <ns2:text-properties ns5:font-size="14pt"/>
    </ns2:style>
    <ns2:style ns2:name="rststyle-citation" ns2:family="paragraph" ns2:parent-style-name="Footnote">
      <ns2:paragraph-properties ns5:margin-left="0.75in" ns5:margin-right="0in" ns5:text-indent="-0.75in" ns2:auto-text-indent="false">
        <ns2:tab-stops/>
      </ns2:paragraph-properties>
    </ns2:style>
    <ns2:style ns2:name="rststyle-contents-1" ns2:family="paragraph" ns2:parent-style-name="Contents_20_1"/>
    <ns2:style ns2:name="Contents_20_1" ns2:display-name="Contents 1" ns2:family="paragraph" ns2:parent-style-name="Index" ns2:class="index">
      <ns2:paragraph-properties ns5:margin-left="0in" ns5:margin-right="0in" ns5:text-indent="0in" ns2:auto-text-indent="false">
        <ns2:tab-stops>
          <ns2:tab-stop ns2:position="6in" ns2:type="right" ns2:leader-style="dotted" ns2:leader-text="."/>
        </ns2:tab-stops>
      </ns2:paragraph-properties>
    </ns2:style>
    <ns2:style ns2:name="rststyle-contents-2" ns2:family="paragraph" ns2:parent-style-name="Contents_20_2"/>
    <ns2:style ns2:name="Contents_20_2" ns2:display-name="Contents 2" ns2:family="paragraph" ns2:parent-style-name="Index" ns2:class="index">
      <ns2:paragraph-properties ns5:margin-left="0.1965in" ns5:margin-right="0in" ns5:text-indent="0in" ns2:auto-text-indent="false">
        <ns2:tab-stops>
          <ns2:tab-stop ns2:position="5.8035in" ns2:type="right" ns2:leader-style="dotted" ns2:leader-text="."/>
        </ns2:tab-stops>
      </ns2:paragraph-properties>
    </ns2:style>
    <ns2:style ns2:name="rststyle-contents-3" ns2:family="paragraph" ns2:parent-style-name="Contents_20_3"/>
    <ns2:style ns2:name="Contents_20_3" ns2:display-name="Contents 3" ns2:family="paragraph" ns2:parent-style-name="Index" ns2:class="index">
      <ns2:paragraph-properties ns5:margin-left="0.3929in" ns5:margin-right="0in" ns5:text-indent="0in" ns2:auto-text-indent="false">
        <ns2:tab-stops>
          <ns2:tab-stop ns2:position="5.6071in" ns2:type="right" ns2:leader-style="dotted" ns2:leader-text="."/>
        </ns2:tab-stops>
      </ns2:paragraph-properties>
    </ns2:style>
    <ns2:style ns2:name="rststyle-contents-4" ns2:family="paragraph" ns2:parent-style-name="Contents_20_4"/>
    <ns2:style ns2:name="Contents_20_4" ns2:display-name="Contents 4" ns2:family="paragraph" ns2:parent-style-name="Index" ns2:class="index">
      <ns2:paragraph-properties ns5:margin-left="0.5898in" ns5:margin-right="0in" ns5:text-indent="0in" ns2:auto-text-indent="false">
        <ns2:tab-stops>
          <ns2:tab-stop ns2:position="5.4102in" ns2:type="right" ns2:leader-style="dotted" ns2:leader-text="."/>
        </ns2:tab-stops>
      </ns2:paragraph-properties>
    </ns2:style>
    <ns2:style ns2:name="rststyle-contents--5" ns2:family="paragraph" ns2:parent-style-name="Contents_20_5"/>
    <ns2:style ns2:name="Contents_20_5" ns2:display-name="Contents 5" ns2:family="paragraph" ns2:parent-style-name="Index" ns2:class="index">
      <ns2:paragraph-properties ns5:margin-left="0.7862in" ns5:margin-right="0in" ns5:text-indent="0in" ns2:auto-text-indent="false">
        <ns2:tab-stops>
          <ns2:tab-stop ns2:position="5.2138in" ns2:type="right" ns2:leader-style="dotted" ns2:leader-text="."/>
        </ns2:tab-stops>
      </ns2:paragraph-properties>
    </ns2:style>
    <ns2:style ns2:name="rststyle-contents-6" ns2:family="paragraph" ns2:parent-style-name="Contents_20_6"/>
    <ns2:style ns2:name="Contents_20_6" ns2:display-name="Contents 6" ns2:family="paragraph" ns2:parent-style-name="Index" ns2:class="index">
      <ns2:paragraph-properties ns5:margin-left="0.9827in" ns5:margin-right="0in" ns5:text-indent="0in" ns2:auto-text-indent="false">
        <ns2:tab-stops>
          <ns2:tab-stop ns2:position="5.0173in" ns2:type="right" ns2:leader-style="dotted" ns2:leader-text="."/>
        </ns2:tab-stops>
      </ns2:paragraph-properties>
    </ns2:style>
    <ns2:style ns2:name="rststyle-contents-7" ns2:family="paragraph" ns2:parent-style-name="Contents_20_7"/>
    <ns2:style ns2:name="Contents_20_7" ns2:display-name="Contents 7" ns2:family="paragraph" ns2:parent-style-name="Index" ns2:class="index">
      <ns2:paragraph-properties ns5:margin-left="1.1791in" ns5:margin-right="0in" ns5:text-indent="0in" ns2:auto-text-indent="false">
        <ns2:tab-stops>
          <ns2:tab-stop ns2:position="4.8209in" ns2:type="right" ns2:leader-style="dotted" ns2:leader-text="."/>
        </ns2:tab-stops>
      </ns2:paragraph-properties>
    </ns2:style>
    <ns2:style ns2:name="rststyle-contents-8" ns2:family="paragraph" ns2:parent-style-name="Contents_20_8"/>
    <ns2:style ns2:name="Contents_20_8" ns2:display-name="Contents 8" ns2:family="paragraph" ns2:parent-style-name="Index" ns2:class="index">
      <ns2:paragraph-properties ns5:margin-left="1.3756in" ns5:margin-right="0in" ns5:text-indent="0in" ns2:auto-text-indent="false">
        <ns2:tab-stops>
          <ns2:tab-stop ns2:position="4.6244in" ns2:type="right" ns2:leader-style="dotted" ns2:leader-text="."/>
        </ns2:tab-stops>
      </ns2:paragraph-properties>
    </ns2:style>
    <ns2:style ns2:name="rststyle-contents-9" ns2:family="paragraph" ns2:parent-style-name="Contents_20_9"/>
    <ns2:style ns2:name="Contents_20_9" ns2:display-name="Contents 9" ns2:family="paragraph" ns2:parent-style-name="Index" ns2:class="index">
      <ns2:paragraph-properties ns5:margin-left="1.572in" ns5:margin-right="0in" ns5:text-indent="0in" ns2:auto-text-indent="false">
        <ns2:tab-stops>
          <ns2:tab-stop ns2:position="4.428in" ns2:type="right" ns2:leader-style="dotted" ns2:leader-text="."/>
        </ns2:tab-stops>
      </ns2:paragraph-properties>
    </ns2:style>
    <ns2:style ns2:name="rststyle-contents-10" ns2:family="paragraph" ns2:parent-style-name="Contents_20_10"/>
    <ns2:style ns2:name="Contents_20_10" ns2:display-name="Contents 10" ns2:family="paragraph" ns2:parent-style-name="Index" ns2:class="index">
      <ns2:paragraph-properties ns5:margin-left="1.7689in" ns5:margin-right="0in" ns5:text-indent="0in" ns2:auto-text-indent="false">
        <ns2:tab-stops>
          <ns2:tab-stop ns2:position="4.2311in" ns2:type="right" ns2:leader-style="dotted" ns2:leader-text="."/>
        </ns2:tab-stops>
      </ns2:paragraph-properties>
    </ns2:style>
    <ns2:style ns2:name="rststyle-contents-heading" ns2:family="paragraph" ns2:parent-style-name="Contents_20_Heading"/>
    <ns2:style ns2:name="Contents_20_Heading" ns2:display-name="Contents Heading" ns2:family="paragraph" ns2:parent-style-name="Heading" ns2:class="index">
      <ns2:paragraph-properties ns5:margin-left="0in" ns5:margin-right="0in" ns5:text-indent="0in" ns2:auto-text-indent="false" ns7:number-lines="false" ns7:line-number="0"/>
      <ns2:text-properties ns5:font-size="16pt" ns5:font-weight="bold" ns2:font-size-asian="16pt" ns2:font-weight-asian="bold" ns2:font-size-complex="16pt" ns2:font-weight-complex="bold"/>
    </ns2:style>
    <ns2:style ns2:name="rststyle-legend" ns2:family="paragraph" ns2:parent-style-name="Text_20_body"/>
    <ns2:style ns2:name="rststyle-deflist-term-1" ns2:family="paragraph" ns2:parent-style-name="Text_20_body">
      <ns2:text-properties ns5:font-weight="bold"/>
    </ns2:style>
    <ns2:style ns2:name="rststyle-deflist-def-1" ns2:family="paragraph" ns2:parent-style-name="Text_20_body">
      <ns2:paragraph-properties ns5:margin-left="0.25in" ns5:margin-right="0in" ns5:text-indent="0in" ns2:auto-text-indent="false"/>
    </ns2:style>
    <ns2:style ns2:name="rststyle-deflist-term-2" ns2:family="paragraph" ns2:parent-style-name="Text_20_body">
      <ns2:paragraph-properties ns5:margin-left="0.25in" ns5:margin-right="0in" ns5:text-indent="0in" ns2:auto-text-indent="false"/>
      <ns2:text-properties ns5:font-weight="bold"/>
    </ns2:style>
    <ns2:style ns2:name="rststyle-deflist-def-2" ns2:family="paragraph" ns2:parent-style-name="Text_20_body">
      <ns2:paragraph-properties ns5:margin-left="0.5in" ns5:margin-right="0in" ns5:text-indent="0in" ns2:auto-text-indent="false"/>
    </ns2:style>
    <ns2:style ns2:name="rststyle-deflist-def-3" ns2:family="paragraph" ns2:parent-style-name="Text_20_body">
      <ns2:paragraph-properties ns5:margin-left="0.75in" ns5:margin-right="0in" ns5:text-indent="0in" ns2:auto-text-indent="false"/>
    </ns2:style>
    <ns2:style ns2:name="rststyle-deflist-term-3" ns2:family="paragraph" ns2:parent-style-name="Text_20_body">
      <ns2:paragraph-properties ns5:margin-left="0.5in" ns5:margin-right="0in" ns5:text-indent="0in" ns2:auto-text-indent="false"/>
      <ns2:text-properties ns5:font-weight="bold"/>
    </ns2:style>
    <ns2:style ns2:name="rststyle-deflist-term-4" ns2:family="paragraph" ns2:parent-style-name="Text_20_body">
      <ns2:paragraph-properties ns5:margin-left="0.75in" ns5:margin-right="0in" ns5:text-indent="0in" ns2:auto-text-indent="false"/>
      <ns2:text-properties ns5:font-weight="bold"/>
    </ns2:style>
    <ns2:style ns2:name="rststyle-deflist-term-5" ns2:family="paragraph" ns2:parent-style-name="Text_20_body">
      <ns2:paragraph-properties ns5:margin-left="1in" ns5:margin-right="0in" ns5:text-indent="0in" ns2:auto-text-indent="false"/>
      <ns2:text-properties ns5:font-weight="bold"/>
    </ns2:style>
    <ns2:style ns2:name="rststyle-deflist-def-4" ns2:family="paragraph" ns2:parent-style-name="Text_20_body">
      <ns2:paragraph-properties ns5:margin-left="1in" ns5:margin-right="0in" ns5:text-indent="0in" ns2:auto-text-indent="false"/>
    </ns2:style>
    <ns2:style ns2:name="rststyle-deflist-def-5" ns2:family="paragraph" ns2:parent-style-name="Text_20_body">
      <ns2:paragraph-properties ns5:margin-left="1.25in" ns5:margin-right="0in" ns5:text-indent="0in" ns2:auto-text-indent="false"/>
    </ns2:style>
    <ns2:style ns2:name="rststyle-codeblock-indented" ns2:family="paragraph" ns2:parent-style-name="rststyle-codeblock">
      <ns2:paragraph-properties ns5:margin-left="0.8in" ns5:margin-right="0in" ns5:text-indent="0in" ns2:auto-text-indent="false"/>
    </ns2:style>
    <ns2:style ns2:name="Numbering_20_Symbols" ns2:display-name="Numbering Symbols" ns2:family="text"/>
    <ns2:style ns2:name="Bullet_20_Symbols" ns2:display-name="Bullet Symbols" ns2:family="text">
      <ns2:text-properties ns2:font-name="StarSymbol" ns5:font-size="9pt" ns2:font-name-asian="StarSymbol" ns2:font-size-asian="9pt" ns2:font-name-complex="StarSymbol" ns2:font-size-complex="9pt"/>
    </ns2:style>
    <ns2:style ns2:name="Emphasis" ns2:family="text">
      <ns2:text-properties ns5:font-style="italic" ns2:font-style-asian="italic" ns2:font-style-complex="italic"/>
    </ns2:style>
    <ns2:style ns2:name="Citation" ns2:family="text">
      <ns2:text-properties ns5:font-style="italic" ns2:font-style-asian="italic" ns2:font-style-complex="italic"/>
    </ns2:style>
    <ns2:style ns2:name="Example" ns2:family="text">
      <ns2:text-properties ns2:font-name="Nimbus Mono L" ns2:font-name-asian="Nimbus Mono L" ns2:font-name-complex="Nimbus Mono L"/>
    </ns2:style>
    <ns2:style ns2:name="Teletype" ns2:family="text">
      <ns2:text-properties ns2:font-name="Nimbus Mono L" ns2:font-name-asian="Nimbus Mono L" ns2:font-name-complex="Nimbus Mono L"/>
    </ns2:style>
    <ns2:style ns2:name="rststyle-emphasis" ns2:family="text" ns2:parent-style-name="Emphasis">
      <ns2:text-properties ns2:font-weight-asian="normal" ns2:font-weight-complex="normal"/>
    </ns2:style>
    <ns2:style ns2:name="rststyle-strong" ns2:family="text">
      <ns2:text-properties ns5:font-weight="bold" ns5:background-color="transparent"/>
    </ns2:style>
    <ns2:style ns2:name="rststyle-inlineliteral" ns2:family="text" ns2:parent-style-name="Example">
      <ns2:text-properties ns5:background-color="#e6e6ff"/>
    </ns2:style>
    <ns2:style ns2:name="rststyle-quotation" ns2:family="text" ns2:parent-style-name="Citation">
      <ns2:text-properties ns2:font-weight-asian="normal" ns2:font-weight-complex="normal"/>
    </ns2:style>
    <ns2:style ns2:name="rststyle-codeblock-keyword" ns2:family="text" ns2:parent-style-name="Teletype">
      <ns2:text-properties ns5:color="#800000" ns5:background-color="#ccffff"/>
    </ns2:style>
    <ns2:style ns2:name="rststyle-codeblock-string" ns2:family="text" ns2:parent-style-name="Teletype">
      <ns2:text-properties ns5:background-color="#ffffff"/>
    </ns2:style>
    <ns2:style ns2:name="rststyle-codeblock-number" ns2:family="text" ns2:parent-style-name="Teletype">
      <ns2:text-properties ns5:color="#000080" ns5:background-color="#ccffff"/>
    </ns2:style>
    <ns2:style ns2:name="rststyle-codeblock-comment" ns2:family="text" ns2:parent-style-name="Teletype">
      <ns2:text-properties ns5:background-color="#ffffff"/>
    </ns2:style>
    <ns2:style ns2:name="rststyle-codeblock-classname" ns2:family="text" ns2:parent-style-name="Teletype">
      <ns2:text-properties ns5:color="#808000" ns5:background-color="#ccffff"/>
    </ns2:style>
    <ns2:style ns2:name="rststyle-codeblock-functionname" ns2:family="text" ns2:parent-style-name="Teletype">
      <ns2:text-properties ns5:color="#808000" ns5:background-color="#ccffff"/>
    </ns2:style>
    <ns2:style ns2:name="rststyle-codeblock-operator" ns2:family="text" ns2:parent-style-name="Teletype">
      <ns2:text-properties ns5:color="#cccc00" ns5:background-color="#ccffff"/>
    </ns2:style>
    <ns2:style ns2:name="rststyle-codeblock-name" ns2:family="text" ns2:parent-style-name="Teletype">
      <ns2:text-properties ns5:color="#808000" ns5:background-color="#ccffff"/>
    </ns2:style>
    <ns2:style ns2:name="rststyle-subscript" ns2:family="text">
      <ns2:text-properties ns2:text-position="sub 58%"/>
    </ns2:style>
    <ns2:style ns2:name="rststyle-superscript" ns2:family="text">
      <ns2:text-properties ns2:text-position="super 58%"/>
    </ns2:style>
    <ns2:style ns2:name="Graphics" ns2:family="graphic">
      <ns2:graphic-properties ns7:anchor-type="paragraph" ns3:x="0in" ns3:y="0in" ns2:wrap="dynamic" ns2:number-wrapped-paragraphs="no-limit" ns2:wrap-contour="false" ns2:vertical-pos="top" ns2:vertical-rel="paragraph" ns2:horizontal-pos="center" ns2:horizontal-rel="paragraph"/>
    </ns2:style>
    <ns2:style ns2:name="rststyle-image" ns2:family="graphic" ns2:parent-style-name="Graphics"/>
    <ns2:style ns2:name="rststyle-figureframe" ns2:family="graphic" ns2:parent-style-name="Frame">
      <ns2:graphic-properties ns2:shadow="none"/>
    </ns2:style>
    <ns2:style ns2:name="Frame" ns2:family="graphic">
      <ns2:graphic-properties ns7:anchor-type="paragraph" ns3:x="0in" ns3:y="0in" ns5:margin-left="0.0791in" ns5:margin-right="0.0791in" ns5:margin-top="0.0791in" ns5:margin-bottom="0.0791in" ns2:wrap="parallel" ns2:number-wrapped-paragraphs="no-limit" ns2:wrap-contour="false" ns2:vertical-pos="top" ns2:vertical-rel="paragraph-content" ns2:horizontal-pos="center" ns2:horizontal-rel="paragraph-content" ns5:padding="0.0591in" ns5:border="0.0008in solid #000000"/>
    </ns2:style>
    <ns7:outline-style ns2:name="Outline">
      <ns7:outline-level-style ns7:level="1" ns2:num-format="">
        <ns2:list-level-properties ns7:list-level-position-and-space-mode="label-alignment">
          <ns2:list-level-label-alignment ns7:label-followed-by="listtab" ns7:list-tab-stop-position="0.3in" ns5:text-indent="-0.3in" ns5:margin-left="0.3in"/>
        </ns2:list-level-properties>
      </ns7:outline-level-style>
      <ns7:outline-level-style ns7:level="2" ns2:num-format="">
        <ns2:list-level-properties ns7:list-level-position-and-space-mode="label-alignment">
          <ns2:list-level-label-alignment ns7:label-followed-by="listtab" ns7:list-tab-stop-position="0.4in" ns5:text-indent="-0.4in" ns5:margin-left="0.4in"/>
        </ns2:list-level-properties>
      </ns7:outline-level-style>
      <ns7:outline-level-style ns7:level="3" ns2:num-format="">
        <ns2:list-level-properties ns7:list-level-position-and-space-mode="label-alignment">
          <ns2:list-level-label-alignment ns7:label-followed-by="listtab" ns7:list-tab-stop-position="0.5in" ns5:text-indent="-0.5in" ns5:margin-left="0.5in"/>
        </ns2:list-level-properties>
      </ns7:outline-level-style>
      <ns7:outline-level-style ns7:level="4" ns2:num-format="">
        <ns2:list-level-properties ns7:list-level-position-and-space-mode="label-alignment">
          <ns2:list-level-label-alignment ns7:label-followed-by="listtab" ns7:list-tab-stop-position="0.6in" ns5:text-indent="-0.6in" ns5:margin-left="0.6in"/>
        </ns2:list-level-properties>
      </ns7:outline-level-style>
      <ns7:outline-level-style ns7:level="5" ns2:num-format="">
        <ns2:list-level-properties ns7:list-level-position-and-space-mode="label-alignment">
          <ns2:list-level-label-alignment ns7:label-followed-by="listtab" ns7:list-tab-stop-position="0.7in" ns5:text-indent="-0.7in" ns5:margin-left="0.7in"/>
        </ns2:list-level-properties>
      </ns7:outline-level-style>
      <ns7:outline-level-style ns7:level="6" ns2:num-format="">
        <ns2:list-level-properties ns7:list-level-position-and-space-mode="label-alignment">
          <ns2:list-level-label-alignment ns7:label-followed-by="listtab" ns7:list-tab-stop-position="0.8in" ns5:text-indent="-0.8in" ns5:margin-left="0.8in"/>
        </ns2:list-level-properties>
      </ns7:outline-level-style>
      <ns7:outline-level-style ns7:level="7" ns2:num-format="">
        <ns2:list-level-properties ns7:list-level-position-and-space-mode="label-alignment">
          <ns2:list-level-label-alignment ns7:label-followed-by="listtab" ns7:list-tab-stop-position="0.9in" ns5:text-indent="-0.9in" ns5:margin-left="0.9in"/>
        </ns2:list-level-properties>
      </ns7:outline-level-style>
      <ns7:outline-level-style ns7:level="8" ns2:num-format="">
        <ns2:list-level-properties ns7:list-level-position-and-space-mode="label-alignment">
          <ns2:list-level-label-alignment ns7:label-followed-by="listtab" ns7:list-tab-stop-position="1in" ns5:text-indent="-1in" ns5:margin-left="1in"/>
        </ns2:list-level-properties>
      </ns7:outline-level-style>
      <ns7:outline-level-style ns7:level="9" ns2:num-format="">
        <ns2:list-level-properties ns7:list-level-position-and-space-mode="label-alignment">
          <ns2:list-level-label-alignment ns7:label-followed-by="listtab" ns7:list-tab-stop-position="1.1in" ns5:text-indent="-1.1in" ns5:margin-left="1.1in"/>
        </ns2:list-level-properties>
      </ns7:outline-level-style>
      <ns7:outline-level-style ns7:level="10" ns2:num-format="">
        <ns2:list-level-properties ns7:list-level-position-and-space-mode="label-alignment">
          <ns2:list-level-label-alignment ns7:label-followed-by="listtab" ns7:list-tab-stop-position="1.2in" ns5:text-indent="-1.2in" ns5:margin-left="1.2in"/>
        </ns2:list-level-properties>
      </ns7:outline-level-style>
    </ns7:outline-style>
    <ns7:list-style ns2:name="rststyle-enumlist">
      <ns7:list-level-style-number ns7:level="1" ns7:style-name="Numbering_20_Symbols" ns2:num-suffix="." ns2:num-format="1">
        <ns2:list-level-properties ns7:space-before="0.25in" ns7:min-label-width="0.25in"/>
      </ns7:list-level-style-number>
      <ns7:list-level-style-number ns7:level="2" ns7:style-name="Numbering_20_Symbols" ns2:num-suffix="." ns2:num-format="1">
        <ns2:list-level-properties ns7:space-before="0.5in" ns7:min-label-width="0.25in"/>
      </ns7:list-level-style-number>
      <ns7:list-level-style-number ns7:level="3" ns7:style-name="Numbering_20_Symbols" ns2:num-suffix="." ns2:num-format="1">
        <ns2:list-level-properties ns7:space-before="0.75in" ns7:min-label-width="0.25in"/>
      </ns7:list-level-style-number>
      <ns7:list-level-style-number ns7:level="4" ns7:style-name="Numbering_20_Symbols" ns2:num-suffix="." ns2:num-format="1">
        <ns2:list-level-properties ns7:space-before="1in" ns7:min-label-width="0.25in"/>
      </ns7:list-level-style-number>
      <ns7:list-level-style-number ns7:level="5" ns7:style-name="Numbering_20_Symbols" ns2:num-suffix="." ns2:num-format="1">
        <ns2:list-level-properties ns7:space-before="1.25in" ns7:min-label-width="0.25in"/>
      </ns7:list-level-style-number>
      <ns7:list-level-style-number ns7:level="6" ns7:style-name="Numbering_20_Symbols" ns2:num-suffix="." ns2:num-format="1">
        <ns2:list-level-properties ns7:space-before="1.5in" ns7:min-label-width="0.25in"/>
      </ns7:list-level-style-number>
      <ns7:list-level-style-number ns7:level="7" ns7:style-name="Numbering_20_Symbols" ns2:num-suffix="." ns2:num-format="1">
        <ns2:list-level-properties ns7:space-before="1.75in" ns7:min-label-width="0.25in"/>
      </ns7:list-level-style-number>
      <ns7:list-level-style-number ns7:level="8" ns7:style-name="Numbering_20_Symbols" ns2:num-suffix="." ns2:num-format="1">
        <ns2:list-level-properties ns7:space-before="2in" ns7:min-label-width="0.25in"/>
      </ns7:list-level-style-number>
      <ns7:list-level-style-number ns7:level="9" ns7:style-name="Numbering_20_Symbols" ns2:num-suffix="." ns2:num-format="1">
        <ns2:list-level-properties ns7:space-before="2.25in" ns7:min-label-width="0.25in"/>
      </ns7:list-level-style-number>
      <ns7:list-level-style-number ns7:level="10" ns7:style-name="Numbering_20_Symbols" ns2:num-suffix="." ns2:num-format="1">
        <ns2:list-level-properties ns7:space-before="2.5in" ns7:min-label-width="0.25in"/>
      </ns7:list-level-style-number>
    </ns7:list-style>
    <ns7:list-style ns2:name="rststyl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tocenumlist">
      <ns7:list-level-style-number ns7:level="1" ns7:style-name="Numbering_20_Symbols" ns2:num-prefix=" " ns2:num-suffix=" " ns2:num-format="1">
        <ns2:list-level-properties ns7:space-before="0.25in" ns7:min-label-width="0.25in"/>
      </ns7:list-level-style-number>
      <ns7:list-level-style-number ns7:level="2" ns7:style-name="Numbering_20_Symbols" ns2:num-prefix=" " ns2:num-suffix=" " ns2:num-format="1" ns7:display-levels="2">
        <ns2:list-level-properties ns7:space-before="0.5in" ns7:min-label-width="0.25in"/>
      </ns7:list-level-style-number>
      <ns7:list-level-style-number ns7:level="3" ns7:style-name="Numbering_20_Symbols" ns2:num-prefix=" " ns2:num-suffix=" " ns2:num-format="1" ns7:display-levels="3">
        <ns2:list-level-properties ns7:space-before="0.75in" ns7:min-label-width="0.25in"/>
      </ns7:list-level-style-number>
      <ns7:list-level-style-number ns7:level="4" ns7:style-name="Numbering_20_Symbols" ns2:num-prefix=" " ns2:num-suffix=" " ns2:num-format="1" ns7:display-levels="4">
        <ns2:list-level-properties ns7:space-before="1in" ns7:min-label-width="0.25in"/>
      </ns7:list-level-style-number>
      <ns7:list-level-style-number ns7:level="5" ns7:style-name="Numbering_20_Symbols" ns2:num-prefix=" " ns2:num-suffix=" " ns2:num-format="1" ns7:display-levels="5">
        <ns2:list-level-properties ns7:space-before="1.25in" ns7:min-label-width="0.25in"/>
      </ns7:list-level-style-number>
      <ns7:list-level-style-number ns7:level="6" ns7:style-name="Numbering_20_Symbols" ns2:num-prefix=" " ns2:num-suffix=" " ns2:num-format="1" ns7:display-levels="6">
        <ns2:list-level-properties ns7:space-before="1.5in" ns7:min-label-width="0.25in"/>
      </ns7:list-level-style-number>
      <ns7:list-level-style-number ns7:level="7" ns7:style-name="Numbering_20_Symbols" ns2:num-prefix=" " ns2:num-suffix=" " ns2:num-format="1" ns7:display-levels="7">
        <ns2:list-level-properties ns7:space-before="1.75in" ns7:min-label-width="0.25in"/>
      </ns7:list-level-style-number>
      <ns7:list-level-style-number ns7:level="8" ns7:style-name="Numbering_20_Symbols" ns2:num-prefix=" " ns2:num-suffix=" " ns2:num-format="1" ns7:display-levels="8">
        <ns2:list-level-properties ns7:space-before="2in" ns7:min-label-width="0.25in"/>
      </ns7:list-level-style-number>
      <ns7:list-level-style-number ns7:level="9" ns7:style-name="Numbering_20_Symbols" ns2:num-prefix=" " ns2:num-suffix=" " ns2:num-format="1" ns7:display-levels="9">
        <ns2:list-level-properties ns7:space-before="2.25in" ns7:min-label-width="0.25in"/>
      </ns7:list-level-style-number>
      <ns7:list-level-style-number ns7:level="10" ns7:style-name="Numbering_20_Symbols" ns2:num-prefix=" " ns2:num-suffix=" " ns2:num-format="1" ns7:display-levels="10">
        <ns2:list-level-properties ns7:space-before="2.5in" ns7:min-label-width="0.25in"/>
      </ns7:list-level-style-number>
    </ns7:list-style>
    <ns7:list-style ns2:name="rststyle-tocbulletlist">
      <ns7:list-level-style-bullet ns7:level="1" ns7:style-name="Bullet_20_Symbols" ns2:num-prefix=" " ns2:num-suffix="." ns7:bullet-char="●">
        <ns2:list-level-properties ns7:space-before="0.25in" ns7:min-label-width="0.25in"/>
        <ns2:text-properties ns2:font-name="StarSymbol"/>
      </ns7:list-level-style-bullet>
      <ns7:list-level-style-bullet ns7:level="2" ns7:style-name="Bullet_20_Symbols" ns2:num-prefix=" " ns2:num-suffix="." ns7:bullet-char="●">
        <ns2:list-level-properties ns7:space-before="0.5in" ns7:min-label-width="0.25in"/>
        <ns2:text-properties ns2:font-name="StarSymbol"/>
      </ns7:list-level-style-bullet>
      <ns7:list-level-style-bullet ns7:level="3" ns7:style-name="Bullet_20_Symbols" ns2:num-prefix=" " ns2:num-suffix=")" ns7:bullet-char="●">
        <ns2:list-level-properties ns7:space-before="0.75in" ns7:min-label-width="0.25in"/>
        <ns2:text-properties ns2:font-name="StarSymbol"/>
      </ns7:list-level-style-bullet>
      <ns7:list-level-style-bullet ns7:level="4" ns7:style-name="Bullet_20_Symbols" ns2:num-prefix=" " ns2:num-suffix=" " ns7:bullet-char="●">
        <ns2:list-level-properties ns7:space-before="1in" ns7:min-label-width="0.25in"/>
        <ns2:text-properties ns2:font-name="StarSymbol"/>
      </ns7:list-level-style-bullet>
      <ns7:list-level-style-bullet ns7:level="5" ns7:style-name="Bullet_20_Symbols" ns2:num-prefix=" " ns2:num-suffix=" " ns7:bullet-char="●">
        <ns2:list-level-properties ns7:space-before="1.25in" ns7:min-label-width="0.25in"/>
        <ns2:text-properties ns2:font-name="StarSymbol"/>
      </ns7:list-level-style-bullet>
      <ns7:list-level-style-bullet ns7:level="6" ns7:style-name="Bullet_20_Symbols" ns2:num-prefix=" " ns2:num-suffix=" " ns7:bullet-char="●">
        <ns2:list-level-properties ns7:space-before="1.5in" ns7:min-label-width="0.25in"/>
        <ns2:text-properties ns2:font-name="StarSymbol"/>
      </ns7:list-level-style-bullet>
      <ns7:list-level-style-bullet ns7:level="7" ns7:style-name="Bullet_20_Symbols" ns2:num-prefix=" " ns2:num-suffix=" " ns7:bullet-char="●">
        <ns2:list-level-properties ns7:space-before="1.75in" ns7:min-label-width="0.25in"/>
        <ns2:text-properties ns2:font-name="StarSymbol"/>
      </ns7:list-level-style-bullet>
      <ns7:list-level-style-bullet ns7:level="8" ns7:style-name="Bullet_20_Symbols" ns2:num-prefix=" " ns2:num-suffix=" " ns7:bullet-char="●">
        <ns2:list-level-properties ns7:space-before="2in" ns7:min-label-width="0.25in"/>
        <ns2:text-properties ns2:font-name="StarSymbol"/>
      </ns7:list-level-style-bullet>
      <ns7:list-level-style-bullet ns7:level="9" ns7:style-name="Bullet_20_Symbols" ns2:num-prefix=" " ns2:num-suffix=" " ns7:bullet-char="●">
        <ns2:list-level-properties ns7:space-before="2.25in" ns7:min-label-width="0.25in"/>
        <ns2:text-properties ns2:font-name="StarSymbol"/>
      </ns7:list-level-style-bullet>
      <ns7:list-level-style-bullet ns7:level="10" ns7:style-name="Bullet_20_Symbols" ns2:num-prefix=" " ns2:num-suffix=" " ns7:bullet-char="●">
        <ns2:list-level-properties ns7:space-before="2.5in" ns7:min-label-width="0.25in"/>
        <ns2:text-properties ns2:font-name="StarSymbol"/>
      </ns7:list-level-style-bullet>
    </ns7:list-style>
    <ns7:list-style ns2:name="rststyle-blockquot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blockquote-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highlights-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highlights-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pigraph-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epigraph-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arabic">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low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low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list-style ns2:name="rststyle-enumlist-upp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upp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notes-configuration ns7:note-class="footnote" ns2:num-format="1" ns7:start-value="0" ns7:footnotes-position="page" ns7:start-numbering-at="document"/>
    <ns7:notes-configuration ns7:note-class="endnote" ns2:num-format="i" ns7:start-value="0"/>
    <ns7:linenumbering-configuration ns7:number-lines="false" ns7:offset="0.1965in" ns2:num-format="1" ns7:number-position="left" ns7:increment="5"/>
  </ns0:styles>
  <ns0:automatic-styles>
    <ns2:style ns2:name="MP1" ns2:family="paragraph" ns2:parent-style-name="Footer">
      <ns2:paragraph-properties ns5:text-align="center" ns2:justify-single-word="false"/>
    </ns2:style>
    <ns2:style ns2:name="MP2" ns2:family="paragraph" ns2:parent-style-name="Header">
      <ns2:paragraph-properties ns5:text-align="center" ns2:justify-single-word="false"/>
    </ns2:style>
    <ns2:page-layout ns2:name="Mpm1">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page-layout>
    <ns2:page-layout ns2:name="Mpm2">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header-footer-properties ns5:min-height="0in" ns5:margin-left="0in" ns5:margin-right="0in" ns5:margin-top="0.1965in"/>
      </ns2:footer-style>
    </ns2:page-layout>
    <ns2:page-layout ns2:name="Mpm3">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header-footer-properties ns5:min-height="0in" ns5:margin-left="0in" ns5:margin-right="0in" ns5:margin-bottom="0.1965in"/>
      </ns2:header-style>
      <ns2:footer-style/>
    </ns2:page-layout>
  </ns0:automatic-styles>
  <ns0:master-styles>
    <ns2:master-page ns2:name="Standard" ns2:page-layout-name="Mpm1"/>
    <ns2:master-page ns2:name="rststyle-pagedefault" ns2:page-layout-name="Mpm1"/>
    <ns2:master-page ns2:name="rststyle-page-bottom" ns2:page-layout-name="Mpm2">
      <ns2:footer>
        <ns7:p ns7:style-name="MP1">Page <ns7:page-number ns7:select-page="current"/></ns7:p>
      </ns2:footer>
    </ns2:master-page>
    <ns2:master-page ns2:name="rststyle-page-top" ns2:page-layout-name="Mpm3">
      <ns2:header>
        <ns7:p ns7:style-name="MP2">Page <ns7:page-number ns7:select-page="current"/></ns7:p>
      </ns2:header>
    </ns2:master-page>
  </ns0:master-styles>
</ns0:document-styles>
</file>

<file path=meta.xml><?xml version="1.0" encoding="utf-8"?>
<office:document-meta xmlns:dc="http://purl.org/dc/elements/1.1/" xmlns:meta="urn:oasis:names:tc:opendocument:xmlns:meta:1.0" xmlns:office="urn:oasis:names:tc:opendocument:xmlns:office:1.0" xmlns:ooo="http://openoffice.org/2004/office" xmlns:xlink="http://www.w3.org/1999/xlink">
  <office:meta>
    <meta:generator>Docutils/rst2odf.py/1.0a</meta:generator>
    <meta:initial-creator>a</meta:initial-creator>
    <meta:creation-date>2021-03-30T11:04:55</meta:creation-date>
    <dc:creator>a</dc:creator>
    <dc:date>2021-03-30T11:04:55</dc:date>
    <dc:language>en-US</dc:language>
    <meta:editing-cycles>1</meta:editing-cycles>
    <meta:editing-duration>PT00M01S</meta:editing-duration>
    <dc:title>Bash dersi</dc:title>
  </office:meta>
</office:document-meta>
</file>